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Sherwood" svg:font-family="Sherwoo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herwood" fo:font-size="8pt" style:font-size-asian="8pt"/>
    </style:style>
    <style:style style:name="P2" style:family="paragraph" style:parent-style-name="Standard">
      <style:paragraph-properties fo:text-align="center" style:justify-single-word="false"/>
      <style:text-properties style:font-name="Sherwood" fo:font-size="8pt" style:font-size-asian="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none" fo:country="none" style:language-asian="none" style:country-asian="none"/>
    </style:style>
    <style:style style:name="P5" style:family="paragraph" style:parent-style-name="Standard">
      <style:paragraph-properties fo:text-align="center" style:justify-single-word="false"/>
      <style:text-properties style:font-name="Tahoma" fo:font-size="15pt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style:font-name="Tahoma"/>
    </style:style>
    <style:style style:name="P7" style:family="paragraph" style:parent-style-name="Standard">
      <style:paragraph-properties fo:text-align="center" style:justify-single-word="false"/>
      <style:text-properties style:font-name="Tahoma" fo:font-size="8pt" style:font-size-asian="8pt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 style:writing-mode="lr-tb"/>
    </style:style>
    <style:style style:name="T1" style:family="text">
      <style:text-properties style:font-name="Sherwood" fo:font-size="8pt" fo:font-weight="bold" style:font-size-asian="8pt" style:font-weight-asian="bold" style:font-weight-complex="bold"/>
    </style:style>
    <style:style style:name="T2" style:family="text">
      <style:text-properties style:font-name="Sherwood" fo:font-size="8pt" style:font-size-asian="8pt"/>
    </style:style>
    <style:style style:name="T3" style:family="text">
      <style:text-properties style:font-name="Sherwood" fo:font-size="15pt" style:font-size-asian="15pt" style:font-size-complex="15pt"/>
    </style:style>
    <style:style style:name="T4" style:family="text">
      <style:text-properties fo:language="none" fo:country="none" style:language-asian="none" style:country-asian="none"/>
    </style:style>
    <style:style style:name="T5" style:family="text">
      <style:text-properties fo:color="#333333" style:font-name="Sherwood" fo:font-size="8pt" style:font-size-asian="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text-position="super 58%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026cm" fo:padding-right="0.026cm" fo:padding-top="0.153cm" fo:padding-bottom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009cm" fo:padding-right="0.009cm" fo:padding-top="0.136cm" fo:padding-bottom="0.009cm" fo:border="0.018cm solid #000000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009cm" fo:padding-right="0.009cm" fo:padding-top="0.139cm" fo:padding-bottom="0.009cm" fo:border="0.018cm solid #000000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026cm" fo:padding-right="0.026cm" fo:padding-top="0.157cm" fo:padding-bottom="0.026cm" fo:border="none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7cm" fo:padding-bottom="0.026cm" fo:border="none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63cm" fo:padding-right="0.263cm" fo:padding-top="0.139cm" fo:padding-bottom="0.009cm" fo:border="0.018cm solid #000000">
        <style:background-image/>
      </style:graphic-properties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026cm" fo:padding-top="0.157cm" fo:padding-bottom="0.026cm" fo:border="none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53cm" svg:stroke-color="#333333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53cm" svg:stroke-color="#333333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Dash_20_1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Dash_20_1" svg:stroke-width="0.026cm" svg:stroke-color="#333333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char" draw:z-index="336" draw:style-name="gr6" draw:text-style-name="P9" svg:width="2.255cm" svg:height="4.008cm" svg:x="2.76cm" svg:y="-1.498cm"><text:p/><draw:enhanced-geometry svg:viewBox="0 0 21600 21600" draw:type="rectangle" draw:enhanced-path="M 0 0 L 21600 0 21600 21600 0 21600 0 0 Z N"/></draw:custom-shape><draw:frame draw:style-name="fr1" draw:name="Cadre1" text:anchor-type="char" svg:x="5.265cm" svg:y="-0.997cm" svg:width="2.254cm" svg:height="0.501cm" draw:z-index="109"><draw:text-box><text:p text:style-name="P1"><text:s/>Compassion</text:p></draw:text-box></draw:frame><draw:line text:anchor-type="char" draw:z-index="125" draw:style-name="gr1" draw:text-style-name="P10" svg:x1="5.265cm" svg:y1="2.009cm" svg:x2="8.521cm" svg:y2="2.009cm"><text:p/></draw:line><draw:line text:anchor-type="char" draw:z-index="124" draw:style-name="gr1" draw:text-style-name="P10" svg:x1="5.265cm" svg:y1="1.508cm" svg:x2="8.521cm" svg:y2="1.508cm"><text:p/></draw:line><draw:line text:anchor-type="char" draw:z-index="123" draw:style-name="gr1" draw:text-style-name="P10" svg:x1="5.265cm" svg:y1="1.007cm" svg:x2="8.521cm" svg:y2="1.007cm"><text:p/></draw:line><draw:line text:anchor-type="char" draw:z-index="122" draw:style-name="gr1" draw:text-style-name="P10" svg:x1="5.265cm" svg:y1="0.506cm" svg:x2="8.521cm" svg:y2="0.506cm"><text:p/></draw:line><draw:frame draw:style-name="fr1" draw:name="Cadre2" text:anchor-type="char" svg:x="5.265cm" svg:y="1.508cm" svg:width="2.254cm" svg:height="0.501cm" draw:z-index="116"><draw:text-box><text:p text:style-name="P1"><text:s/>Spiritualité</text:p></draw:text-box></draw:frame><draw:frame draw:style-name="fr1" draw:name="Cadre3" text:anchor-type="char" svg:x="5.265cm" svg:y="2.009cm" svg:width="2.254cm" svg:height="0.501cm" draw:z-index="115"><draw:text-box><text:p text:style-name="P1"><text:s/>Humilité</text:p></draw:text-box></draw:frame><draw:frame draw:style-name="fr1" draw:name="Cadre4" text:anchor-type="char" svg:x="5.265cm" svg:y="0.506cm" svg:width="2.254cm" svg:height="0.501cm" draw:z-index="114"><draw:text-box><text:p text:style-name="P1"><text:s/>Sacrifice</text:p></draw:text-box></draw:frame><draw:frame draw:style-name="fr1" draw:name="Cadre5" text:anchor-type="char" svg:x="5.265cm" svg:y="1.007cm" svg:width="2.254cm" svg:height="0.501cm" draw:z-index="113"><draw:text-box><text:p text:style-name="P1"><text:s/>Honneur</text:p></draw:text-box></draw:frame><draw:line text:anchor-type="char" draw:z-index="121" draw:style-name="gr1" draw:text-style-name="P10" svg:x1="5.265cm" svg:y1="0.005cm" svg:x2="8.521cm" svg:y2="0.005cm"><text:p/></draw:line><draw:line text:anchor-type="char" draw:z-index="120" draw:style-name="gr1" draw:text-style-name="P10" svg:x1="5.265cm" svg:y1="-0.496cm" svg:x2="8.521cm" svg:y2="-0.496cm"><text:p/></draw:line><draw:line text:anchor-type="char" draw:z-index="119" draw:style-name="gr1" draw:text-style-name="P10" svg:x1="5.265cm" svg:y1="-0.997cm" svg:x2="8.521cm" svg:y2="-0.997cm"><text:p/></draw:line><draw:line text:anchor-type="char" draw:z-index="118" draw:style-name="gr1" draw:text-style-name="P10" svg:x1="7.77cm" svg:y1="-1.498cm" svg:x2="7.77cm" svg:y2="2.51cm"><text:p/></draw:line><draw:custom-shape text:anchor-type="char" draw:z-index="117" draw:style-name="gr1" draw:text-style-name="P9" svg:width="3.257cm" svg:height="4.008cm" svg:x="5.265cm" svg:y="-1.498cm"><text:p/><draw:enhanced-geometry svg:viewBox="0 0 21600 21600" draw:type="rectangle" draw:enhanced-path="M 0 0 L 21600 0 21600 21600 0 21600 0 0 Z N"/></draw:custom-shape><draw:frame draw:style-name="fr1" draw:name="Cadre6" text:anchor-type="char" svg:x="5.265cm" svg:y="-0.496cm" svg:width="2.254cm" svg:height="0.501cm" draw:z-index="112"><draw:text-box><text:p text:style-name="P1"><text:s/>Vaillance</text:p></draw:text-box></draw:frame><draw:frame draw:style-name="fr1" draw:name="Cadre7" text:anchor-type="char" svg:x="5.265cm" svg:y="0.005cm" svg:width="2.254cm" svg:height="0.501cm" draw:z-index="111"><draw:text-box><text:p text:style-name="P1"><text:s/>Justice</text:p></draw:text-box></draw:frame><draw:frame draw:style-name="fr1" draw:name="Cadre8" text:anchor-type="char" svg:x="5.265cm" svg:y="-1.498cm" svg:width="2.254cm" svg:height="0.501cm" draw:z-index="110"><draw:text-box><text:p text:style-name="P1"><text:s/>Honnêteté</text:p></draw:text-box></draw:frame><draw:line text:anchor-type="char" draw:z-index="136" draw:style-name="gr1" draw:text-style-name="P10" svg:x1="8.772cm" svg:y1="-0.997cm" svg:x2="12.279cm" svg:y2="-0.997cm"><text:p/></draw:line><draw:line text:anchor-type="char" draw:z-index="137" draw:style-name="gr1" draw:text-style-name="P10" svg:x1="8.772cm" svg:y1="-0.496cm" svg:x2="12.279cm" svg:y2="-0.496cm"><text:p/></draw:line><draw:line text:anchor-type="char" draw:z-index="138" draw:style-name="gr1" draw:text-style-name="P10" svg:x1="8.772cm" svg:y1="0.005cm" svg:x2="12.279cm" svg:y2="0.005cm"><text:p/></draw:line><draw:custom-shape text:anchor-type="char" draw:z-index="127" draw:style-name="gr1" draw:text-style-name="P9" svg:width="3.507cm" svg:height="5.01cm" svg:x="8.772cm" svg:y="-1.498cm"><text:p/><draw:enhanced-geometry svg:viewBox="0 0 21600 21600" draw:type="rectangle" draw:enhanced-path="M 0 0 L 21600 0 21600 21600 0 21600 0 0 Z N"/></draw:custom-shape><draw:line text:anchor-type="char" draw:z-index="135" draw:style-name="gr1" draw:text-style-name="P10" svg:x1="11.527cm" svg:y1="-1.498cm" svg:x2="11.527cm" svg:y2="2.51cm"><text:p/></draw:line><draw:custom-shape text:anchor-type="char" draw:z-index="93" draw:style-name="gr1" draw:text-style-name="P9" svg:width="4.008cm" svg:height="5.01cm" svg:x="-1.498cm" svg:y="-1.498cm"><text:p/><draw:enhanced-geometry svg:viewBox="0 0 21600 21600" draw:type="rectangle" draw:enhanced-path="M 0 0 L 21600 0 21600 21600 0 21600 0 0 Z N"/></draw:custom-shape><draw:line text:anchor-type="char" draw:z-index="96" draw:style-name="gr1" draw:text-style-name="P10" svg:x1="-1.498cm" svg:y1="0.005cm" svg:x2="2.51cm" svg:y2="0.005cm"><text:p/></draw:line><draw:line text:anchor-type="char" draw:z-index="95" draw:style-name="gr1" draw:text-style-name="P10" svg:x1="-1.498cm" svg:y1="-0.496cm" svg:x2="2.51cm" svg:y2="-0.496cm"><text:p/></draw:line><draw:line text:anchor-type="char" draw:z-index="94" draw:style-name="gr1" draw:text-style-name="P10" svg:x1="-1.498cm" svg:y1="-0.997cm" svg:x2="2.51cm" svg:y2="-0.997cm"><text:p/></draw:line><draw:frame draw:style-name="fr1" draw:name="Cadre9" text:anchor-type="char" svg:x="-1.498cm" svg:y="-0.496cm" svg:width="4.008cm" svg:height="0.501cm" draw:z-index="88"><draw:text-box><text:p text:style-name="P1"><text:s/>Nationalité :</text:p></draw:text-box></draw:frame><draw:frame draw:style-name="fr1" draw:name="Cadre10" text:anchor-type="char" svg:x="-1.498cm" svg:y="0.005cm" svg:width="4.008cm" svg:height="0.501cm" draw:z-index="87"><draw:text-box><text:p text:style-name="P1"><text:s/>Origine sociale :</text:p></draw:text-box></draw:frame><draw:frame draw:style-name="fr1" draw:name="Cadre11" text:anchor-type="char" svg:x="-1.498cm" svg:y="-1.498cm" svg:width="4.008cm" svg:height="0.501cm" draw:z-index="86"><draw:text-box><text:p text:style-name="P1"><text:s/>Noms :</text:p></draw:text-box></draw:frame><draw:frame draw:style-name="fr1" draw:name="Cadre12" text:anchor-type="char" svg:x="-1.498cm" svg:y="-0.997cm" svg:width="4.008cm" svg:height="0.501cm" draw:z-index="85"><draw:text-box><text:p text:style-name="P1"><text:s/>Race :</text:p></draw:text-box></draw:frame><draw:frame draw:style-name="fr2" draw:name="Cadre13" text:anchor-type="char" svg:x="12.517cm" svg:y="1.997cm" svg:width="2.78cm" svg:height="0.526cm" draw:z-index="48"><draw:text-box><text:p text:style-name="Standard"><text:span text:style-name="T1"><text:s/>Rap</text:span><text:span text:style-name="T2">idité</text:span></text:p></draw:text-box></draw:frame><draw:frame draw:style-name="fr2" draw:name="Cadre14" text:anchor-type="char" svg:x="12.517cm" svg:y="1.496cm" svg:width="2.78cm" svg:height="0.526cm" draw:z-index="47"><draw:text-box><text:p text:style-name="Standard"><text:span text:style-name="T2"><text:s/></text:span><text:span text:style-name="T1">Agi</text:span><text:span text:style-name="T2">lité</text:span></text:p></draw:text-box></draw:frame><draw:frame draw:style-name="fr3" draw:name="Cadre15" text:anchor-type="char" svg:x="12.517cm" svg:y="0.995cm" svg:width="2.78cm" svg:height="0.526cm" draw:z-index="46"><draw:text-box><text:p text:style-name="Standard"><text:span text:style-name="T2"><text:s/></text:span><text:span text:style-name="T1">Ma</text:span><text:span text:style-name="T2">gie</text:span></text:p></draw:text-box></draw:frame><draw:frame draw:style-name="fr2" draw:name="Cadre16" text:anchor-type="char" svg:x="12.517cm" svg:y="0.494cm" svg:width="2.78cm" svg:height="0.526cm" draw:z-index="45"><draw:text-box><text:p text:style-name="Standard"><text:span text:style-name="T2"><text:s/></text:span><text:span text:style-name="T1">Vol</text:span><text:span text:style-name="T2">onté</text:span></text:p></draw:text-box></draw:frame><draw:frame draw:style-name="fr2" draw:name="Cadre17" text:anchor-type="char" svg:x="12.517cm" svg:y="-0.007cm" svg:width="2.78cm" svg:height="0.526cm" draw:z-index="44"><draw:text-box><text:p text:style-name="Standard"><text:span text:style-name="T2"><text:s/></text:span><text:span text:style-name="T1">Int</text:span><text:span text:style-name="T2">elligence</text:span></text:p></draw:text-box></draw:frame><draw:frame draw:style-name="fr2" draw:name="Cadre18" text:anchor-type="char" svg:x="12.517cm" svg:y="-0.508cm" svg:width="2.78cm" svg:height="0.526cm" draw:z-index="43"><draw:text-box><text:p text:style-name="Standard"><text:span text:style-name="T2"><text:s/></text:span><text:span text:style-name="T1">End</text:span><text:span text:style-name="T2">urance</text:span></text:p></draw:text-box></draw:frame><draw:frame draw:style-name="fr2" draw:name="Cadre19" text:anchor-type="char" svg:x="12.517cm" svg:y="-1.009cm" svg:width="2.78cm" svg:height="0.526cm" draw:z-index="42"><draw:text-box><text:p text:style-name="Standard"><text:span text:style-name="T2"><text:s/></text:span><text:span text:style-name="T1">Con</text:span><text:span text:style-name="T2">stitution</text:span></text:p></draw:text-box></draw:frame><draw:frame draw:style-name="fr3" draw:name="Cadre20" text:anchor-type="char" svg:x="12.517cm" svg:y="-1.51cm" svg:width="2.78cm" svg:height="0.526cm" draw:z-index="41"><draw:text-box><text:p text:style-name="Standard"><text:span text:style-name="T1"><text:s/>For</text:span><text:span text:style-name="T2">ce</text:span></text:p></draw:text-box></draw:frame><draw:custom-shape text:anchor-type="char" draw:z-index="82" draw:style-name="gr1" draw:text-style-name="P9" svg:width="0.752cm" svg:height="0.502cm" svg:x="16.036cm" svg:y="-1.498cm"><text:p/><draw:enhanced-geometry svg:viewBox="0 0 21600 21600" draw:type="rectangle" draw:enhanced-path="M 0 0 L 21600 0 21600 21600 0 21600 0 0 Z N"/></draw:custom-shape><draw:custom-shape text:anchor-type="char" draw:z-index="81" draw:style-name="gr1" draw:text-style-name="P9" svg:width="0.752cm" svg:height="0.502cm" svg:x="15.284cm" svg:y="-1.498cm"><text:p/><draw:enhanced-geometry svg:viewBox="0 0 21600 21600" draw:type="rectangle" draw:enhanced-path="M 0 0 L 21600 0 21600 21600 0 21600 0 0 Z N"/></draw:custom-shape><draw:custom-shape text:anchor-type="char" draw:z-index="80" draw:style-name="gr1" draw:text-style-name="P9" svg:width="0.752cm" svg:height="0.502cm" svg:x="16.787cm" svg:y="-0.997cm"><text:p/><draw:enhanced-geometry svg:viewBox="0 0 21600 21600" draw:type="rectangle" draw:enhanced-path="M 0 0 L 21600 0 21600 21600 0 21600 0 0 Z N"/></draw:custom-shape><draw:custom-shape text:anchor-type="char" draw:z-index="79" draw:style-name="gr1" draw:text-style-name="P9" svg:width="0.752cm" svg:height="0.502cm" svg:x="16.036cm" svg:y="-0.997cm"><text:p/><draw:enhanced-geometry svg:viewBox="0 0 21600 21600" draw:type="rectangle" draw:enhanced-path="M 0 0 L 21600 0 21600 21600 0 21600 0 0 Z N"/></draw:custom-shape><draw:custom-shape text:anchor-type="char" draw:z-index="78" draw:style-name="gr1" draw:text-style-name="P9" svg:width="0.752cm" svg:height="0.502cm" svg:x="15.284cm" svg:y="-0.997cm"><text:p/><draw:enhanced-geometry svg:viewBox="0 0 21600 21600" draw:type="rectangle" draw:enhanced-path="M 0 0 L 21600 0 21600 21600 0 21600 0 0 Z N"/></draw:custom-shape><draw:custom-shape text:anchor-type="char" draw:z-index="77" draw:style-name="gr1" draw:text-style-name="P9" svg:width="0.752cm" svg:height="0.502cm" svg:x="16.787cm" svg:y="-0.496cm"><text:p/><draw:enhanced-geometry svg:viewBox="0 0 21600 21600" draw:type="rectangle" draw:enhanced-path="M 0 0 L 21600 0 21600 21600 0 21600 0 0 Z N"/></draw:custom-shape><draw:custom-shape text:anchor-type="char" draw:z-index="76" draw:style-name="gr1" draw:text-style-name="P9" svg:width="0.752cm" svg:height="0.502cm" svg:x="16.036cm" svg:y="-0.496cm"><text:p/><draw:enhanced-geometry svg:viewBox="0 0 21600 21600" draw:type="rectangle" draw:enhanced-path="M 0 0 L 21600 0 21600 21600 0 21600 0 0 Z N"/></draw:custom-shape><draw:custom-shape text:anchor-type="char" draw:z-index="75" draw:style-name="gr1" draw:text-style-name="P9" svg:width="0.752cm" svg:height="0.502cm" svg:x="15.284cm" svg:y="-0.496cm"><text:p/><draw:enhanced-geometry svg:viewBox="0 0 21600 21600" draw:type="rectangle" draw:enhanced-path="M 0 0 L 21600 0 21600 21600 0 21600 0 0 Z N"/></draw:custom-shape><draw:custom-shape text:anchor-type="char" draw:z-index="74" draw:style-name="gr1" draw:text-style-name="P9" svg:width="0.752cm" svg:height="0.502cm" svg:x="16.787cm" svg:y="0.005cm"><text:p/><draw:enhanced-geometry svg:viewBox="0 0 21600 21600" draw:type="rectangle" draw:enhanced-path="M 0 0 L 21600 0 21600 21600 0 21600 0 0 Z N"/></draw:custom-shape><draw:custom-shape text:anchor-type="char" draw:z-index="73" draw:style-name="gr1" draw:text-style-name="P9" svg:width="0.752cm" svg:height="0.502cm" svg:x="16.036cm" svg:y="0.005cm"><text:p/><draw:enhanced-geometry svg:viewBox="0 0 21600 21600" draw:type="rectangle" draw:enhanced-path="M 0 0 L 21600 0 21600 21600 0 21600 0 0 Z N"/></draw:custom-shape><draw:custom-shape text:anchor-type="char" draw:z-index="72" draw:style-name="gr1" draw:text-style-name="P9" svg:width="0.752cm" svg:height="0.502cm" svg:x="15.284cm" svg:y="0.005cm"><text:p/><draw:enhanced-geometry svg:viewBox="0 0 21600 21600" draw:type="rectangle" draw:enhanced-path="M 0 0 L 21600 0 21600 21600 0 21600 0 0 Z N"/></draw:custom-shape><draw:custom-shape text:anchor-type="char" draw:z-index="71" draw:style-name="gr1" draw:text-style-name="P9" svg:width="0.752cm" svg:height="0.502cm" svg:x="16.787cm" svg:y="0.506cm"><text:p/><draw:enhanced-geometry svg:viewBox="0 0 21600 21600" draw:type="rectangle" draw:enhanced-path="M 0 0 L 21600 0 21600 21600 0 21600 0 0 Z N"/></draw:custom-shape><draw:custom-shape text:anchor-type="char" draw:z-index="70" draw:style-name="gr1" draw:text-style-name="P9" svg:width="0.752cm" svg:height="0.502cm" svg:x="16.036cm" svg:y="0.506cm"><text:p/><draw:enhanced-geometry svg:viewBox="0 0 21600 21600" draw:type="rectangle" draw:enhanced-path="M 0 0 L 21600 0 21600 21600 0 21600 0 0 Z N"/></draw:custom-shape><draw:custom-shape text:anchor-type="char" draw:z-index="69" draw:style-name="gr1" draw:text-style-name="P9" svg:width="0.752cm" svg:height="0.502cm" svg:x="15.284cm" svg:y="0.506cm"><text:p/><draw:enhanced-geometry svg:viewBox="0 0 21600 21600" draw:type="rectangle" draw:enhanced-path="M 0 0 L 21600 0 21600 21600 0 21600 0 0 Z N"/></draw:custom-shape><draw:custom-shape text:anchor-type="char" draw:z-index="68" draw:style-name="gr1" draw:text-style-name="P9" svg:width="0.752cm" svg:height="0.502cm" svg:x="16.787cm" svg:y="1.007cm"><text:p/><draw:enhanced-geometry svg:viewBox="0 0 21600 21600" draw:type="rectangle" draw:enhanced-path="M 0 0 L 21600 0 21600 21600 0 21600 0 0 Z N"/></draw:custom-shape><draw:custom-shape text:anchor-type="char" draw:z-index="67" draw:style-name="gr1" draw:text-style-name="P9" svg:width="0.752cm" svg:height="0.502cm" svg:x="16.036cm" svg:y="1.007cm"><text:p/><draw:enhanced-geometry svg:viewBox="0 0 21600 21600" draw:type="rectangle" draw:enhanced-path="M 0 0 L 21600 0 21600 21600 0 21600 0 0 Z N"/></draw:custom-shape><draw:custom-shape text:anchor-type="char" draw:z-index="66" draw:style-name="gr1" draw:text-style-name="P9" svg:width="0.752cm" svg:height="0.502cm" svg:x="15.284cm" svg:y="1.007cm"><text:p/><draw:enhanced-geometry svg:viewBox="0 0 21600 21600" draw:type="rectangle" draw:enhanced-path="M 0 0 L 21600 0 21600 21600 0 21600 0 0 Z N"/></draw:custom-shape><draw:custom-shape text:anchor-type="char" draw:z-index="65" draw:style-name="gr1" draw:text-style-name="P9" svg:width="0.752cm" svg:height="0.502cm" svg:x="16.787cm" svg:y="1.508cm"><text:p/><draw:enhanced-geometry svg:viewBox="0 0 21600 21600" draw:type="rectangle" draw:enhanced-path="M 0 0 L 21600 0 21600 21600 0 21600 0 0 Z N"/></draw:custom-shape><draw:custom-shape text:anchor-type="char" draw:z-index="64" draw:style-name="gr1" draw:text-style-name="P9" svg:width="0.752cm" svg:height="0.502cm" svg:x="16.036cm" svg:y="1.508cm"><text:p/><draw:enhanced-geometry svg:viewBox="0 0 21600 21600" draw:type="rectangle" draw:enhanced-path="M 0 0 L 21600 0 21600 21600 0 21600 0 0 Z N"/></draw:custom-shape><draw:custom-shape text:anchor-type="char" draw:z-index="63" draw:style-name="gr1" draw:text-style-name="P9" svg:width="0.752cm" svg:height="0.502cm" svg:x="15.284cm" svg:y="1.508cm"><text:p/><draw:enhanced-geometry svg:viewBox="0 0 21600 21600" draw:type="rectangle" draw:enhanced-path="M 0 0 L 21600 0 21600 21600 0 21600 0 0 Z N"/></draw:custom-shape><draw:custom-shape text:anchor-type="char" draw:z-index="62" draw:style-name="gr1" draw:text-style-name="P9" svg:width="0.752cm" svg:height="0.502cm" svg:x="16.787cm" svg:y="2.009cm"><text:p/><draw:enhanced-geometry svg:viewBox="0 0 21600 21600" draw:type="rectangle" draw:enhanced-path="M 0 0 L 21600 0 21600 21600 0 21600 0 0 Z N"/></draw:custom-shape><draw:custom-shape text:anchor-type="char" draw:z-index="61" draw:style-name="gr1" draw:text-style-name="P9" svg:width="0.752cm" svg:height="0.502cm" svg:x="16.036cm" svg:y="2.009cm"><text:p/><draw:enhanced-geometry svg:viewBox="0 0 21600 21600" draw:type="rectangle" draw:enhanced-path="M 0 0 L 21600 0 21600 21600 0 21600 0 0 Z N"/></draw:custom-shape><draw:custom-shape text:anchor-type="char" draw:z-index="60" draw:style-name="gr1" draw:text-style-name="P9" svg:width="0.752cm" svg:height="0.502cm" svg:x="15.284cm" svg:y="2.009cm"><text:p/><draw:enhanced-geometry svg:viewBox="0 0 21600 21600" draw:type="rectangle" draw:enhanced-path="M 0 0 L 21600 0 21600 21600 0 21600 0 0 Z N"/></draw:custom-shape><draw:frame draw:style-name="fr4" draw:name="Cadre21" text:anchor-type="char" svg:x="16.787cm" svg:y="-1.998cm" svg:width="0.751cm" svg:height="0.501cm" draw:z-index="53"><draw:text-box><text:p text:style-name="P2">Tot</text:p></draw:text-box></draw:frame><draw:frame draw:style-name="fr4" draw:name="Cadre22" text:anchor-type="char" svg:x="16.036cm" svg:y="-1.998cm" svg:width="0.751cm" svg:height="0.501cm" draw:z-index="52"><draw:text-box><text:p text:style-name="P2">Mod</text:p></draw:text-box></draw:frame><draw:frame draw:style-name="fr4" draw:name="Cadre23" text:anchor-type="char" svg:x="15.284cm" svg:y="-1.998cm" svg:width="0.751cm" svg:height="0.501cm" draw:z-index="51"><draw:text-box><text:p text:style-name="P2">Ini</text:p></draw:text-box></draw:frame><draw:custom-shape text:anchor-type="char" draw:z-index="83" draw:style-name="gr1" draw:text-style-name="P9" svg:width="0.752cm" svg:height="0.502cm" svg:x="16.787cm" svg:y="-1.498cm"><text:p/><draw:enhanced-geometry svg:viewBox="0 0 21600 21600" draw:type="rectangle" draw:enhanced-path="M 0 0 L 21600 0 21600 21600 0 21600 0 0 Z N"/></draw:custom-shape><draw:custom-shape text:anchor-type="char" draw:z-index="25" draw:style-name="gr1" draw:text-style-name="P9" svg:width="20.039cm" svg:height="28.555cm" svg:x="-1.998cm" svg:y="-1.998cm"><text:p/><draw:enhanced-geometry svg:viewBox="0 0 21600 21600" draw:type="rectangle" draw:enhanced-path="M 0 0 L 21600 0 21600 21600 0 21600 0 0 Z N"/></draw:custom-shape><text:tab/><text:tab/><text:tab/></text:p>
      <text:p text:style-name="P4"><draw:frame draw:style-name="fr4" draw:name="Cadre24" text:anchor-type="char" svg:x="-1.498cm" svg:y="9.869cm" svg:width="1.503cm" svg:height="0.501cm" draw:z-index="341"><draw:text-box><text:p text:style-name="P1"><text:s/>Jambes</text:p><text:p text:style-name="P1"/></draw:text-box></draw:frame><draw:frame draw:style-name="fr4" draw:name="Cadre25" text:anchor-type="char" svg:x="-1.498cm" svg:y="7.114cm" svg:width="1.503cm" svg:height="0.501cm" draw:z-index="340"><draw:text-box><text:p text:style-name="P1"><text:s/>Corps</text:p><text:p text:style-name="P1"/></draw:text-box></draw:frame><draw:frame draw:style-name="fr4" draw:name="Cadre26" text:anchor-type="char" svg:x="-1.498cm" svg:y="3.357cm" svg:width="1.503cm" svg:height="0.501cm" draw:z-index="339"><draw:text-box><text:p text:style-name="P1"><text:s/>Bras</text:p><text:p text:style-name="P1"/></draw:text-box></draw:frame><draw:frame draw:style-name="fr4" draw:name="Cadre27" text:anchor-type="char" svg:x="5.265cm" svg:y="3.357cm" svg:width="1.503cm" svg:height="0.501cm" draw:z-index="338"><draw:text-box><text:p text:style-name="Standard"><text:s/><text:span text:style-name="T2">Tête</text:span></text:p><text:p text:style-name="P1"/></draw:text-box></draw:frame><draw:custom-shape text:anchor-type="char" draw:z-index="337" draw:style-name="gr6" draw:text-style-name="P9" svg:width="5.762cm" svg:height="0.752cm" svg:x="2.76cm" svg:y="2.355cm"><text:p/><draw:enhanced-geometry svg:viewBox="0 0 21600 21600" draw:type="rectangle" draw:enhanced-path="M 0 0 L 21600 0 21600 21600 0 21600 0 0 Z N"/></draw:custom-shape><draw:line text:anchor-type="char" draw:z-index="216" draw:style-name="gr1" draw:text-style-name="P10" svg:x1="3.512cm" svg:y1="4.359cm" svg:x2="3.512cm" svg:y2="3.858cm"><text:p/></draw:line><draw:line text:anchor-type="char" draw:z-index="215" draw:style-name="gr1" draw:text-style-name="P10" svg:x1="4.263cm" svg:y1="4.359cm" svg:x2="4.263cm" svg:y2="3.858cm"><text:p/></draw:line><draw:frame draw:style-name="fr2" draw:name="Cadre28" text:anchor-type="char" svg:x="1.997cm" svg:y="3.845cm" svg:width="3.03cm" svg:height="0.526cm" draw:z-index="214"><draw:text-box><text:p text:style-name="Standard"><text:span text:style-name="T2"><text:s/></text:span><text:span text:style-name="T5">Total</text:span></text:p></draw:text-box></draw:frame><draw:frame draw:style-name="fr4" draw:name="Cadre29" text:anchor-type="char" svg:x="3.512cm" svg:y="3.357cm" svg:width="0.751cm" svg:height="0.501cm" draw:z-index="233"><draw:text-box><text:p text:style-name="P2">BD</text:p></draw:text-box></draw:frame><draw:frame draw:style-name="fr4" draw:name="Cadre30" text:anchor-type="char" svg:x="4.263cm" svg:y="3.357cm" svg:width="0.751cm" svg:height="0.501cm" draw:z-index="232"><draw:text-box><text:p text:style-name="P2">bCC</text:p></draw:text-box></draw:frame><draw:line text:anchor-type="char" draw:z-index="206" draw:style-name="gr1" draw:text-style-name="P10" svg:x1="1.764cm" svg:y1="4.359cm" svg:x2="-1.492cm" svg:y2="4.359cm"><text:p/></draw:line><draw:line text:anchor-type="char" draw:z-index="205" draw:style-name="gr1" draw:text-style-name="P10" svg:x1="1.764cm" svg:y1="4.86cm" svg:x2="-1.492cm" svg:y2="4.86cm"><text:p/></draw:line><draw:line text:anchor-type="char" draw:z-index="204" draw:style-name="gr1" draw:text-style-name="P10" svg:x1="1.764cm" svg:y1="5.36cm" svg:x2="-1.492cm" svg:y2="5.36cm"><text:p/></draw:line><draw:line text:anchor-type="char" draw:z-index="203" draw:style-name="gr1" draw:text-style-name="P10" svg:x1="0.261cm" svg:y1="5.862cm" svg:x2="0.261cm" svg:y2="3.858cm"><text:p/></draw:line><draw:frame draw:style-name="fr1" draw:name="Cadre31" text:anchor-type="char" svg:x="-1.498cm" svg:y="5.36cm" svg:width="3.256cm" svg:height="0.501cm" draw:z-index="202"><draw:text-box><text:p text:style-name="Standard"><text:span text:style-name="T2"><text:s/></text:span><text:span text:style-name="T5">Total</text:span></text:p></draw:text-box></draw:frame><draw:line text:anchor-type="char" draw:z-index="201" draw:style-name="gr1" draw:text-style-name="P10" svg:x1="1.012cm" svg:y1="5.862cm" svg:x2="1.012cm" svg:y2="3.858cm"><text:p/></draw:line><draw:custom-shape text:anchor-type="char" draw:z-index="200" draw:style-name="gr1" draw:text-style-name="P9" svg:width="3.257cm" svg:height="2.005cm" svg:x="-1.492cm" svg:y="3.858cm"><text:p/><draw:enhanced-geometry svg:viewBox="0 0 21600 21600" draw:type="rectangle" draw:enhanced-path="M 0 0 L 21600 0 21600 21600 0 21600 0 0 Z N"/></draw:custom-shape><draw:line text:anchor-type="char" draw:z-index="213" draw:style-name="gr1" draw:text-style-name="P10" svg:x1="8.521cm" svg:y1="4.359cm" svg:x2="5.265cm" svg:y2="4.359cm"><text:p/></draw:line><draw:line text:anchor-type="char" draw:z-index="212" draw:style-name="gr1" draw:text-style-name="P10" svg:x1="8.521cm" svg:y1="4.86cm" svg:x2="5.265cm" svg:y2="4.86cm"><text:p/></draw:line><draw:line text:anchor-type="char" draw:z-index="211" draw:style-name="gr1" draw:text-style-name="P10" svg:x1="8.521cm" svg:y1="5.36cm" svg:x2="5.265cm" svg:y2="5.36cm"><text:p/></draw:line><draw:line text:anchor-type="char" draw:z-index="210" draw:style-name="gr1" draw:text-style-name="P10" svg:x1="7.019cm" svg:y1="5.862cm" svg:x2="7.019cm" svg:y2="3.858cm"><text:p/></draw:line><draw:frame draw:style-name="fr1" draw:name="Cadre32" text:anchor-type="char" svg:x="5.26cm" svg:y="5.36cm" svg:width="3.256cm" svg:height="0.501cm" draw:z-index="209"><draw:text-box><text:p text:style-name="Standard"><text:span text:style-name="T2"><text:s/></text:span><text:span text:style-name="T5">Total</text:span></text:p></draw:text-box></draw:frame><draw:line text:anchor-type="char" draw:z-index="208" draw:style-name="gr1" draw:text-style-name="P10" svg:x1="7.77cm" svg:y1="5.862cm" svg:x2="7.77cm" svg:y2="3.858cm"><text:p/></draw:line><draw:custom-shape text:anchor-type="char" draw:z-index="207" draw:style-name="gr1" draw:text-style-name="P9" svg:width="3.257cm" svg:height="2.005cm" svg:x="5.265cm" svg:y="3.858cm"><text:p/><draw:enhanced-geometry svg:viewBox="0 0 21600 21600" draw:type="rectangle" draw:enhanced-path="M 0 0 L 21600 0 21600 21600 0 21600 0 0 Z N"/></draw:custom-shape><draw:line text:anchor-type="char" draw:z-index="199" draw:style-name="gr1" draw:text-style-name="P10" svg:x1="1.758cm" svg:y1="8.116cm" svg:x2="-1.498cm" svg:y2="8.116cm"><text:p/></draw:line><draw:line text:anchor-type="char" draw:z-index="198" draw:style-name="gr1" draw:text-style-name="P10" svg:x1="1.758cm" svg:y1="8.617cm" svg:x2="-1.498cm" svg:y2="8.617cm"><text:p/></draw:line><draw:line text:anchor-type="char" draw:z-index="197" draw:style-name="gr1" draw:text-style-name="P10" svg:x1="1.758cm" svg:y1="9.118cm" svg:x2="-1.498cm" svg:y2="9.118cm"><text:p/></draw:line><draw:line text:anchor-type="char" draw:z-index="196" draw:style-name="gr1" draw:text-style-name="P10" svg:x1="0.256cm" svg:y1="9.619cm" svg:x2="0.256cm" svg:y2="7.615cm"><text:p/></draw:line><draw:frame draw:style-name="fr1" draw:name="Cadre33" text:anchor-type="char" svg:x="-1.503cm" svg:y="9.118cm" svg:width="3.256cm" svg:height="0.501cm" draw:z-index="195"><draw:text-box><text:p text:style-name="Standard"><text:span text:style-name="T2"><text:s/></text:span><text:span text:style-name="T5">Total</text:span></text:p></draw:text-box></draw:frame><draw:line text:anchor-type="char" draw:z-index="194" draw:style-name="gr1" draw:text-style-name="P10" svg:x1="1.007cm" svg:y1="9.619cm" svg:x2="1.007cm" svg:y2="7.615cm"><text:p/></draw:line><draw:custom-shape text:anchor-type="char" draw:z-index="193" draw:style-name="gr1" draw:text-style-name="P9" svg:width="3.257cm" svg:height="2.005cm" svg:x="-1.498cm" svg:y="7.615cm"><text:p/><draw:enhanced-geometry svg:viewBox="0 0 21600 21600" draw:type="rectangle" draw:enhanced-path="M 0 0 L 21600 0 21600 21600 0 21600 0 0 Z N"/></draw:custom-shape><draw:line text:anchor-type="char" draw:z-index="192" draw:style-name="gr1" draw:text-style-name="P10" svg:x1="1.758cm" svg:y1="10.871cm" svg:x2="-1.498cm" svg:y2="10.871cm"><text:p/></draw:line><draw:line text:anchor-type="char" draw:z-index="191" draw:style-name="gr1" draw:text-style-name="P10" svg:x1="1.758cm" svg:y1="11.372cm" svg:x2="-1.498cm" svg:y2="11.372cm"><text:p/></draw:line><draw:line text:anchor-type="char" draw:z-index="190" draw:style-name="gr1" draw:text-style-name="P10" svg:x1="1.758cm" svg:y1="11.873cm" svg:x2="-1.498cm" svg:y2="11.873cm"><text:p/></draw:line><draw:line text:anchor-type="char" draw:z-index="189" draw:style-name="gr1" draw:text-style-name="P10" svg:x1="0.256cm" svg:y1="12.374cm" svg:x2="0.256cm" svg:y2="10.37cm"><text:p/></draw:line><draw:frame draw:style-name="fr1" draw:name="Cadre34" text:anchor-type="char" svg:x="-1.503cm" svg:y="11.873cm" svg:width="3.256cm" svg:height="0.501cm" draw:z-index="188"><draw:text-box><text:p text:style-name="Standard"><text:span text:style-name="T2"><text:s/></text:span><text:span text:style-name="T5">Total</text:span></text:p></draw:text-box></draw:frame><draw:line text:anchor-type="char" draw:z-index="187" draw:style-name="gr1" draw:text-style-name="P10" svg:x1="1.007cm" svg:y1="12.374cm" svg:x2="1.007cm" svg:y2="10.37cm"><text:p/></draw:line><draw:custom-shape text:anchor-type="char" draw:z-index="186" draw:style-name="gr1" draw:text-style-name="P9" svg:width="3.257cm" svg:height="2.005cm" svg:x="-1.498cm" svg:y="10.37cm"><text:p/><draw:enhanced-geometry svg:viewBox="0 0 21600 21600" draw:type="rectangle" draw:enhanced-path="M 0 0 L 21600 0 21600 21600 0 21600 0 0 Z N"/></draw:custom-shape><draw:line text:anchor-type="char" draw:z-index="185" draw:style-name="gr4" draw:text-style-name="P10" svg:x1="1.508cm" svg:y1="10.37cm" svg:x2="2.009cm" svg:y2="9.869cm"><text:p/></draw:line><draw:line text:anchor-type="char" draw:z-index="184" draw:style-name="gr4" draw:text-style-name="P10" svg:x1="1.759cm" svg:y1="8.116cm" svg:x2="2.761cm" svg:y2="8.116cm"><text:p/></draw:line><draw:line text:anchor-type="char" draw:z-index="183" draw:style-name="gr4" draw:text-style-name="P10" svg:x1="1.759cm" svg:y1="5.611cm" svg:x2="2.26cm" svg:y2="6.112cm"><text:p/></draw:line><draw:line text:anchor-type="char" draw:z-index="182" draw:style-name="gr4" draw:text-style-name="P10" svg:x1="4.263cm" svg:y1="5.36cm" svg:x2="5.265cm" svg:y2="5.11cm"><text:p/></draw:line><draw:custom-shape text:anchor-type="char" draw:z-index="181" draw:style-name="gr4" draw:text-style-name="P9" svg:width="1.504cm" svg:height="3.758cm" svg:x="3.512cm" svg:y="8.617cm"><text:p/><draw:enhanced-geometry svg:viewBox="0 0 21600 21600" draw:type="rectangle" draw:enhanced-path="M 0 0 L 21600 0 21600 21600 0 21600 0 0 Z N"/></draw:custom-shape><draw:custom-shape text:anchor-type="char" draw:z-index="180" draw:style-name="gr4" draw:text-style-name="P9" svg:width="1.504cm" svg:height="3.758cm" svg:x="2.009cm" svg:y="8.617cm"><text:p/><draw:enhanced-geometry svg:viewBox="0 0 21600 21600" draw:type="rectangle" draw:enhanced-path="M 0 0 L 21600 0 21600 21600 0 21600 0 0 Z N"/></draw:custom-shape><draw:custom-shape text:anchor-type="char" draw:z-index="179" draw:style-name="gr4" draw:text-style-name="P9" svg:width="2.756cm" svg:height="1.003cm" svg:x="0.005cm" svg:y="6.112cm"><text:p/><draw:enhanced-geometry svg:viewBox="0 0 21600 21600" draw:type="rectangle" draw:enhanced-path="M 0 0 L 21600 0 21600 21600 0 21600 0 0 Z N"/></draw:custom-shape><draw:custom-shape text:anchor-type="char" draw:z-index="178" draw:style-name="gr4" draw:text-style-name="P9" svg:width="2.756cm" svg:height="1.003cm" svg:x="4.263cm" svg:y="6.112cm"><text:p/><draw:enhanced-geometry svg:viewBox="0 0 21600 21600" draw:type="rectangle" draw:enhanced-path="M 0 0 L 21600 0 21600 21600 0 21600 0 0 Z N"/></draw:custom-shape><draw:custom-shape text:anchor-type="char" draw:z-index="177" draw:style-name="gr5" draw:text-style-name="P9" svg:width="1.504cm" svg:height="2.255cm" svg:x="2.76cm" svg:y="6.362cm"><text:p/><draw:enhanced-geometry svg:viewBox="0 0 21600 21600" draw:type="rectangle" draw:enhanced-path="M 0 0 L 21600 0 21600 21600 0 21600 0 0 Z N"/></draw:custom-shape><draw:custom-shape text:anchor-type="char" draw:z-index="176" draw:style-name="gr4" draw:text-style-name="P9" svg:width="1.504cm" svg:height="1.754cm" svg:x="2.76cm" svg:y="4.609cm"><text:p/><draw:enhanced-geometry svg:viewBox="0 0 21600 21600" draw:type="rectangle" draw:enhanced-path="M 0 0 L 21600 0 21600 21600 0 21600 0 0 Z N"/></draw:custom-shape><draw:line text:anchor-type="char" draw:z-index="175" draw:style-name="gr3" draw:text-style-name="P10" svg:x1="3.011cm" svg:y1="11.622cm" svg:x2="2.26cm" svg:y2="12.123cm"><text:p/></draw:line><draw:line text:anchor-type="char" draw:z-index="174" draw:style-name="gr3" draw:text-style-name="P10" svg:x1="3.011cm" svg:y1="12.123cm" svg:x2="2.26cm" svg:y2="12.123cm"><text:p/></draw:line><draw:line text:anchor-type="char" draw:z-index="173" draw:style-name="gr3" draw:text-style-name="P10" svg:x1="3.011cm" svg:y1="11.622cm" svg:x2="3.011cm" svg:y2="12.123cm"><text:p/></draw:line><draw:line text:anchor-type="char" draw:z-index="172" draw:style-name="gr3" draw:text-style-name="P10" svg:x1="4.013cm" svg:y1="11.622cm" svg:x2="4.764cm" svg:y2="12.123cm"><text:p/></draw:line><draw:line text:anchor-type="char" draw:z-index="171" draw:style-name="gr3" draw:text-style-name="P10" svg:x1="4.013cm" svg:y1="12.123cm" svg:x2="4.764cm" svg:y2="12.123cm"><text:p/></draw:line><draw:line text:anchor-type="char" draw:z-index="170" draw:style-name="gr3" draw:text-style-name="P10" svg:x1="4.013cm" svg:y1="11.622cm" svg:x2="4.013cm" svg:y2="12.123cm"><text:p/></draw:line><draw:custom-shape text:anchor-type="char" draw:z-index="169" draw:style-name="gr2" draw:text-style-name="P9" svg:width="0.502cm" svg:height="0.502cm" svg:x="3.011cm" svg:y="11.6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68" draw:style-name="gr2" draw:text-style-name="P9" svg:width="0.502cm" svg:height="0.502cm" svg:x="3.011cm" svg:y="9.8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67" draw:style-name="gr2" draw:text-style-name="P9" svg:width="0.502cm" svg:height="1.253cm" svg:x="3.011cm" svg:y="10.37cm"><text:p/><draw:enhanced-geometry svg:viewBox="0 0 21600 21600" draw:type="rectangle" draw:enhanced-path="M 0 0 L 21600 0 21600 21600 0 21600 0 0 Z N"/></draw:custom-shape><draw:custom-shape text:anchor-type="char" draw:z-index="166" draw:style-name="gr2" draw:text-style-name="P9" svg:width="0.502cm" svg:height="1.253cm" svg:x="3.011cm" svg:y="8.617cm"><text:p/><draw:enhanced-geometry svg:viewBox="0 0 21600 21600" draw:type="rectangle" draw:enhanced-path="M 0 0 L 21600 0 21600 21600 0 21600 0 0 Z N"/></draw:custom-shape><draw:custom-shape text:anchor-type="char" draw:z-index="165" draw:style-name="gr2" draw:text-style-name="P9" svg:width="0.502cm" svg:height="0.502cm" svg:x="3.512cm" svg:y="11.6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64" draw:style-name="gr2" draw:text-style-name="P9" svg:width="0.502cm" svg:height="0.502cm" svg:x="3.512cm" svg:y="9.8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63" draw:style-name="gr2" draw:text-style-name="P9" svg:width="0.502cm" svg:height="1.253cm" svg:x="3.512cm" svg:y="10.37cm"><text:p/><draw:enhanced-geometry svg:viewBox="0 0 21600 21600" draw:type="rectangle" draw:enhanced-path="M 0 0 L 21600 0 21600 21600 0 21600 0 0 Z N"/></draw:custom-shape><draw:custom-shape text:anchor-type="char" draw:z-index="162" draw:style-name="gr2" draw:text-style-name="P9" svg:width="0.502cm" svg:height="1.253cm" svg:x="3.512cm" svg:y="8.617cm"><text:p/><draw:enhanced-geometry svg:viewBox="0 0 21600 21600" draw:type="rectangle" draw:enhanced-path="M 0 0 L 21600 0 21600 21600 0 21600 0 0 Z N"/></draw:custom-shape><draw:custom-shape text:anchor-type="char" draw:z-index="161" draw:style-name="gr2" draw:text-style-name="P9" svg:width="1.003cm" svg:height="0.502cm" svg:x="3.011cm" svg:y="8.1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char" draw:z-index="160" draw:style-name="gr3" draw:text-style-name="P10" svg:x1="3.011cm" svg:y1="8.116cm" svg:x2="4.013cm" svg:y2="8.116cm"><text:p/></draw:line><draw:line text:anchor-type="char" draw:z-index="159" draw:style-name="gr3" draw:text-style-name="P10" svg:x1="4.263cm" svg:y1="7.114cm" svg:x2="4.013cm" svg:y2="8.116cm"><text:p/></draw:line><draw:line text:anchor-type="char" draw:z-index="158" draw:style-name="gr3" draw:text-style-name="P10" svg:x1="2.76cm" svg:y1="7.114cm" svg:x2="3.01cm" svg:y2="8.116cm"><text:p/></draw:line><draw:line text:anchor-type="char" draw:z-index="157" draw:style-name="gr3" draw:text-style-name="P10" svg:x1="4.263cm" svg:y1="6.362cm" svg:x2="4.263cm" svg:y2="7.113cm"><text:p/></draw:line><draw:line text:anchor-type="char" draw:z-index="156" draw:style-name="gr3" draw:text-style-name="P10" svg:x1="2.76cm" svg:y1="6.362cm" svg:x2="2.76cm" svg:y2="7.113cm"><text:p/></draw:line><draw:line text:anchor-type="char" draw:z-index="155" draw:style-name="gr3" draw:text-style-name="P10" svg:x1="2.76cm" svg:y1="6.362cm" svg:x2="4.263cm" svg:y2="6.362cm"><text:p/></draw:line><draw:custom-shape text:anchor-type="char" draw:z-index="154" draw:style-name="gr2" draw:text-style-name="P9" svg:width="0.502cm" svg:height="0.251cm" svg:x="3.261cm" svg:y="6.112cm"><text:p/><draw:enhanced-geometry svg:viewBox="0 0 21600 21600" draw:type="rectangle" draw:enhanced-path="M 0 0 L 21600 0 21600 21600 0 21600 0 0 Z N"/></draw:custom-shape><draw:custom-shape text:anchor-type="char" draw:z-index="153" draw:style-name="gr2" draw:text-style-name="P9" svg:width="0.502cm" svg:height="0.502cm" svg:x="1.759cm" svg:y="6.362cm"><text:p/><draw:enhanced-geometry svg:viewBox="0 0 21600 21600" draw:type="rectangle" draw:enhanced-path="M 0 0 L 21600 0 21600 21600 0 21600 0 0 Z N"/></draw:custom-shape><draw:custom-shape text:anchor-type="char" draw:z-index="152" draw:style-name="gr2" draw:text-style-name="P9" svg:width="0.502cm" svg:height="0.502cm" svg:x="0.757cm" svg:y="6.362cm"><text:p/><draw:enhanced-geometry svg:viewBox="0 0 21600 21600" draw:type="rectangle" draw:enhanced-path="M 0 0 L 21600 0 21600 21600 0 21600 0 0 Z N"/></draw:custom-shape><draw:custom-shape text:anchor-type="char" draw:z-index="151" draw:style-name="gr2" draw:text-style-name="P9" svg:width="0.502cm" svg:height="0.502cm" svg:x="2.26cm" svg:y="6.3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50" draw:style-name="gr2" draw:text-style-name="P9" svg:width="0.502cm" svg:height="0.502cm" svg:x="1.258cm" svg:y="6.3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49" draw:style-name="gr2" draw:text-style-name="P9" svg:width="0.502cm" svg:height="0.502cm" svg:x="0.256cm" svg:y="6.3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48" draw:style-name="gr2" draw:text-style-name="P9" svg:width="0.502cm" svg:height="0.502cm" svg:x="5.766cm" svg:y="6.362cm"><text:p/><draw:enhanced-geometry svg:viewBox="0 0 21600 21600" draw:type="rectangle" draw:enhanced-path="M 0 0 L 21600 0 21600 21600 0 21600 0 0 Z N"/></draw:custom-shape><draw:custom-shape text:anchor-type="char" draw:z-index="147" draw:style-name="gr2" draw:text-style-name="P9" svg:width="0.502cm" svg:height="0.502cm" svg:x="4.764cm" svg:y="6.362cm"><text:p/><draw:enhanced-geometry svg:viewBox="0 0 21600 21600" draw:type="rectangle" draw:enhanced-path="M 0 0 L 21600 0 21600 21600 0 21600 0 0 Z N"/></draw:custom-shape><draw:custom-shape text:anchor-type="char" draw:z-index="146" draw:style-name="gr2" draw:text-style-name="P9" svg:width="0.502cm" svg:height="0.502cm" svg:x="6.267cm" svg:y="6.3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45" draw:style-name="gr2" draw:text-style-name="P9" svg:width="0.502cm" svg:height="0.502cm" svg:x="5.265cm" svg:y="6.3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44" draw:style-name="gr2" draw:text-style-name="P9" svg:width="0.502cm" svg:height="0.502cm" svg:x="4.263cm" svg:y="6.3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43" draw:style-name="gr2" draw:text-style-name="P9" svg:width="1.003cm" svg:height="1.253cm" svg:x="3.011cm" svg:y="4.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char" draw:z-index="139" draw:style-name="gr1" draw:text-style-name="P10" svg:x1="8.772cm" svg:y1="0.101cm" svg:x2="12.279cm" svg:y2="0.101cm"><text:p/></draw:line><draw:line text:anchor-type="char" draw:z-index="140" draw:style-name="gr1" draw:text-style-name="P10" svg:x1="8.772cm" svg:y1="0.601cm" svg:x2="12.279cm" svg:y2="0.601cm"><text:p/></draw:line><draw:line text:anchor-type="char" draw:z-index="141" draw:style-name="gr1" draw:text-style-name="P10" svg:x1="8.772cm" svg:y1="1.102cm" svg:x2="12.279cm" svg:y2="1.102cm"><text:p/></draw:line><draw:line text:anchor-type="char" draw:z-index="142" draw:style-name="gr1" draw:text-style-name="P10" svg:x1="8.772cm" svg:y1="1.603cm" svg:x2="12.279cm" svg:y2="1.603cm"><text:p/></draw:line><draw:line text:anchor-type="char" draw:z-index="105" draw:style-name="gr1" draw:text-style-name="P10" svg:x1="8.772cm" svg:y1="2.104cm" svg:x2="12.279cm" svg:y2="2.099cm"><text:p/></draw:line><draw:line text:anchor-type="char" draw:z-index="106" draw:style-name="gr1" draw:text-style-name="P10" svg:x1="8.772cm" svg:y1="2.605cm" svg:x2="12.279cm" svg:y2="2.6cm"><text:p/></draw:line><draw:frame draw:style-name="fr1" draw:name="Cadre35" text:anchor-type="char" svg:x="8.772cm" svg:y="-0.901cm" svg:width="2.254cm" svg:height="0.501cm" draw:z-index="129"><draw:text-box><text:p text:style-name="P1"><text:s/>Agilité</text:p></draw:text-box></draw:frame><draw:frame draw:style-name="fr1" draw:name="Cadre36" text:anchor-type="char" svg:x="8.772cm" svg:y="-1.402cm" svg:width="2.254cm" svg:height="0.501cm" draw:z-index="128"><draw:text-box><text:p text:style-name="P1"><text:s/>Communica<text:span text:style-name="T7">t</text:span></text:p></draw:text-box></draw:frame><draw:frame draw:style-name="fr1" draw:name="Cadre37" text:anchor-type="char" svg:x="8.772cm" svg:y="-1.903cm" svg:width="2.254cm" svg:height="0.501cm" draw:z-index="126"><draw:text-box><text:p text:style-name="P1"><text:s/>Connaissance</text:p></draw:text-box></draw:frame><draw:frame draw:style-name="fr1" draw:name="Cadre38" text:anchor-type="char" svg:x="8.772cm" svg:y="1.603cm" svg:width="2.254cm" svg:height="0.501cm" draw:z-index="134"><draw:text-box><text:p text:style-name="Standard"><text:span text:style-name="T2"><text:s/>Combat</text:span></text:p></draw:text-box></draw:frame><draw:frame draw:style-name="fr1" draw:name="Cadre39" text:anchor-type="char" svg:x="8.772cm" svg:y="1.102cm" svg:width="2.254cm" svg:height="0.501cm" draw:z-index="133"><draw:text-box><text:p text:style-name="P1"><text:s/>Magie</text:p></draw:text-box></draw:frame><draw:frame draw:style-name="fr1" draw:name="Cadre40" text:anchor-type="char" svg:x="8.772cm" svg:y="0.601cm" svg:width="2.254cm" svg:height="0.501cm" draw:z-index="132"><draw:text-box><text:p text:style-name="P1"><text:s/>Discrétion</text:p></draw:text-box></draw:frame><draw:frame draw:style-name="fr1" draw:name="Cadre41" text:anchor-type="char" svg:x="8.772cm" svg:y="0.101cm" svg:width="2.254cm" svg:height="0.501cm" draw:z-index="131"><draw:text-box><text:p text:style-name="P1"><text:s/>Perception</text:p></draw:text-box></draw:frame><draw:frame draw:style-name="fr1" draw:name="Cadre42" text:anchor-type="char" svg:x="8.772cm" svg:y="2.605cm" svg:width="1.002cm" svg:height="0.501cm" draw:z-index="103"><draw:text-box><text:p text:style-name="P1"><text:s/>Poids</text:p></draw:text-box></draw:frame><draw:frame draw:style-name="fr1" draw:name="Cadre43" text:anchor-type="char" svg:x="8.772cm" svg:y="2.094cm" svg:width="1.002cm" svg:height="0.501cm" draw:z-index="102"><draw:text-box><text:p text:style-name="P1"><text:s/>Taille</text:p></draw:text-box></draw:frame><draw:frame draw:style-name="fr1" draw:name="Cadre44" text:anchor-type="char" svg:x="8.772cm" svg:y="-0.4cm" svg:width="2.254cm" svg:height="0.501cm" draw:z-index="130"><draw:text-box><text:p text:style-name="P1"><text:s/>Manipulation</text:p></draw:text-box></draw:frame><draw:custom-shape text:anchor-type="char" draw:z-index="335" draw:style-name="gr6" draw:text-style-name="P9" svg:width="19.037cm" svg:height="2.255cm" svg:x="-1.498cm" svg:y="23.394cm"><text:p/><draw:enhanced-geometry svg:viewBox="0 0 21600 21600" draw:type="rectangle" draw:enhanced-path="M 0 0 L 21600 0 21600 21600 0 21600 0 0 Z N"/></draw:custom-shape><draw:frame draw:style-name="fr1" draw:name="Cadre45" text:anchor-type="char" svg:x="11.026cm" svg:y="13.877cm" svg:width="0.751cm" svg:height="0.501cm" draw:z-index="334"><draw:text-box><text:p text:style-name="P2">Bd</text:p></draw:text-box></draw:frame><draw:frame draw:style-name="fr1" draw:name="Cadre46" text:anchor-type="char" svg:x="11.777cm" svg:y="13.877cm" svg:width="0.751cm" svg:height="0.501cm" draw:z-index="279"><draw:text-box><text:p text:style-name="P2">Diff</text:p></draw:text-box></draw:frame><draw:frame draw:style-name="fr5" draw:name="Cadre47" text:anchor-type="char" svg:x="12.529cm" svg:y="13.877cm" svg:width="5.009cm" svg:height="0.501cm" draw:z-index="14"><draw:text-box><text:p text:style-name="P1">Note</text:p></draw:text-box></draw:frame><draw:line text:anchor-type="char" draw:z-index="333" draw:style-name="gr1" draw:text-style-name="P10" svg:x1="12.529cm" svg:y1="14.377cm" svg:x2="12.529cm" svg:y2="16.882cm"><text:p/></draw:line><draw:line text:anchor-type="char" draw:z-index="314" draw:style-name="gr1" draw:text-style-name="P10" svg:x1="16.536cm" svg:y1="13.125cm" svg:x2="16.536cm" svg:y2="13.626cm"><text:p/></draw:line><draw:line text:anchor-type="char" draw:z-index="313" draw:style-name="gr1" draw:text-style-name="P10" svg:x1="14.783cm" svg:y1="13.125cm" svg:x2="14.783cm" svg:y2="13.626cm"><text:p/></draw:line><draw:frame draw:style-name="fr1" draw:name="Cadre48" text:anchor-type="char" svg:x="14.783cm" svg:y="13.125cm" svg:width="1.753cm" svg:height="0.501cm" draw:z-index="312"><draw:text-box><text:p text:style-name="P7">Dé de CC</text:p></draw:text-box></draw:frame><draw:custom-shape text:anchor-type="char" draw:z-index="262" draw:style-name="gr1" draw:text-style-name="P9" svg:width="19.037cm" svg:height="0.502cm" svg:x="-1.498cm" svg:y="13.125cm"><text:p/><draw:enhanced-geometry svg:viewBox="0 0 21600 21600" draw:type="rectangle" draw:enhanced-path="M 0 0 L 21600 0 21600 21600 0 21600 0 0 Z N"/></draw:custom-shape><draw:line text:anchor-type="char" draw:z-index="311" draw:style-name="gr1" draw:text-style-name="P10" svg:x1="13.781cm" svg:y1="13.125cm" svg:x2="13.781cm" svg:y2="13.626cm"><text:p/></draw:line><draw:line text:anchor-type="char" draw:z-index="310" draw:style-name="gr1" draw:text-style-name="P10" svg:x1="12.028cm" svg:y1="13.125cm" svg:x2="12.028cm" svg:y2="13.626cm"><text:p/></draw:line><draw:frame draw:style-name="fr1" draw:name="Cadre49" text:anchor-type="char" svg:x="12.028cm" svg:y="13.125cm" svg:width="1.753cm" svg:height="0.501cm" draw:z-index="309"><draw:text-box><text:p text:style-name="P7">Dé d’armure</text:p></draw:text-box></draw:frame><draw:line text:anchor-type="char" draw:z-index="266" draw:style-name="gr1" draw:text-style-name="P10" svg:x1="9.022cm" svg:y1="13.125cm" svg:x2="9.022cm" svg:y2="13.626cm"><text:p/></draw:line><draw:line text:anchor-type="char" draw:z-index="265" draw:style-name="gr1" draw:text-style-name="P10" svg:x1="9.774cm" svg:y1="13.125cm" svg:x2="9.774cm" svg:y2="13.626cm"><text:p/></draw:line><draw:line text:anchor-type="char" draw:z-index="264" draw:style-name="gr1" draw:text-style-name="P10" svg:x1="10.525cm" svg:y1="13.125cm" svg:x2="10.525cm" svg:y2="13.626cm"><text:p/></draw:line><draw:line text:anchor-type="char" draw:z-index="263" draw:style-name="gr1" draw:text-style-name="P10" svg:x1="11.277cm" svg:y1="13.125cm" svg:x2="11.277cm" svg:y2="13.626cm"><text:p/></draw:line><draw:frame draw:style-name="fr1" draw:name="Cadre50" text:anchor-type="char" svg:x="9.022cm" svg:y="13.125cm" svg:width="0.751cm" svg:height="0.501cm" draw:z-index="261"><draw:text-box><text:p text:style-name="P2">PdV</text:p></draw:text-box></draw:frame><draw:frame draw:style-name="fr4" draw:name="Cadre51" text:anchor-type="char" svg:x="11.277cm" svg:y="12.624cm" svg:width="0.751cm" svg:height="0.501cm" draw:z-index="36"><draw:text-box><text:p text:style-name="P2">-5</text:p></draw:text-box></draw:frame><draw:frame draw:style-name="fr4" draw:name="Cadre52" text:anchor-type="char" svg:x="10.525cm" svg:y="12.624cm" svg:width="0.751cm" svg:height="0.501cm" draw:z-index="35"><draw:text-box><text:p text:style-name="P2">-1</text:p></draw:text-box></draw:frame><draw:frame draw:style-name="fr4" draw:name="Cadre53" text:anchor-type="char" svg:x="9.774cm" svg:y="12.624cm" svg:width="0.751cm" svg:height="0.501cm" draw:z-index="34"><draw:text-box><text:p text:style-name="P2">Max</text:p></draw:text-box></draw:frame><draw:frame draw:style-name="fr4" draw:name="Cadre54" text:anchor-type="char" svg:x="6.768cm" svg:y="12.624cm" svg:width="0.751cm" svg:height="0.501cm" draw:z-index="324"><draw:text-box><text:p text:style-name="P2">x1.5</text:p></draw:text-box></draw:frame><draw:frame draw:style-name="fr4" draw:name="Cadre55" text:anchor-type="char" svg:x="6.017cm" svg:y="12.624cm" svg:width="0.751cm" svg:height="0.501cm" draw:z-index="323"><draw:text-box><text:p text:style-name="P2">x1</text:p></draw:text-box></draw:frame><draw:frame draw:style-name="fr4" draw:name="Cadre56" text:anchor-type="char" svg:x="5.265cm" svg:y="12.624cm" svg:width="0.751cm" svg:height="0.501cm" draw:z-index="322"><draw:text-box><text:p text:style-name="P2">x0.5</text:p></draw:text-box></draw:frame><draw:frame draw:style-name="fr1" draw:name="Cadre57" text:anchor-type="char" svg:x="4.514cm" svg:y="13.125cm" svg:width="0.751cm" svg:height="0.501cm" draw:z-index="321"><draw:text-box><text:p text:style-name="P2">Bd</text:p></draw:text-box></draw:frame><draw:line text:anchor-type="char" draw:z-index="332" draw:style-name="gr1" draw:text-style-name="P10" svg:x1="4.514cm" svg:y1="13.125cm" svg:x2="4.514cm" svg:y2="13.626cm"><text:p/></draw:line><draw:line text:anchor-type="char" draw:z-index="331" draw:style-name="gr1" draw:text-style-name="P10" svg:x1="5.265cm" svg:y1="13.125cm" svg:x2="5.265cm" svg:y2="13.626cm"><text:p/></draw:line><draw:line text:anchor-type="char" draw:z-index="330" draw:style-name="gr1" draw:text-style-name="P10" svg:x1="6.017cm" svg:y1="13.125cm" svg:x2="6.017cm" svg:y2="13.626cm"><text:p/></draw:line><draw:line text:anchor-type="char" draw:z-index="329" draw:style-name="gr1" draw:text-style-name="P10" svg:x1="6.768cm" svg:y1="13.125cm" svg:x2="6.768cm" svg:y2="13.626cm"><text:p/></draw:line><draw:line text:anchor-type="char" draw:z-index="328" draw:style-name="gr1" draw:text-style-name="P10" svg:x1="7.519cm" svg:y1="13.125cm" svg:x2="7.519cm" svg:y2="13.626cm"><text:p/></draw:line><draw:line text:anchor-type="char" draw:z-index="327" draw:style-name="gr1" draw:text-style-name="P10" svg:x1="8.271cm" svg:y1="13.125cm" svg:x2="8.271cm" svg:y2="13.626cm"><text:p/></draw:line><draw:frame draw:style-name="fr4" draw:name="Cadre58" text:anchor-type="char" svg:x="8.271cm" svg:y="12.624cm" svg:width="0.751cm" svg:height="0.501cm" draw:z-index="326"><draw:text-box><text:p text:style-name="P2">x2.5</text:p></draw:text-box></draw:frame><draw:frame draw:style-name="fr4" draw:name="Cadre59" text:anchor-type="char" svg:x="7.519cm" svg:y="12.624cm" svg:width="0.751cm" svg:height="0.501cm" draw:z-index="325"><draw:text-box><text:p text:style-name="P2">x2</text:p></draw:text-box></draw:frame><draw:line text:anchor-type="char" draw:z-index="108" draw:style-name="gr1" draw:text-style-name="P10" svg:x1="10.275cm" svg:y1="3.101cm" svg:x2="10.275cm" svg:y2="2.099cm"><text:p/></draw:line><draw:line text:anchor-type="char" draw:z-index="107" draw:style-name="gr1" draw:text-style-name="P10" svg:x1="11.026cm" svg:y1="3.101cm" svg:x2="11.026cm" svg:y2="2.099cm"><text:p/></draw:line><draw:line text:anchor-type="char" draw:z-index="320" draw:style-name="gr1" draw:text-style-name="P10" svg:x1="-1.498cm" svg:y1="2.605cm" svg:x2="2.51cm" svg:y2="2.605cm"><text:p/></draw:line><draw:line text:anchor-type="char" draw:z-index="319" draw:style-name="gr1" draw:text-style-name="P10" svg:x1="-1.498cm" svg:y1="2.104cm" svg:x2="2.51cm" svg:y2="2.104cm"><text:p/></draw:line><draw:line text:anchor-type="char" draw:z-index="100" draw:style-name="gr1" draw:text-style-name="P10" svg:x1="-1.498cm" svg:y1="1.603cm" svg:x2="2.51cm" svg:y2="1.603cm"><text:p/></draw:line><draw:line text:anchor-type="char" draw:z-index="99" draw:style-name="gr1" draw:text-style-name="P10" svg:x1="-1.498cm" svg:y1="1.102cm" svg:x2="2.51cm" svg:y2="1.102cm"><text:p/></draw:line><draw:line text:anchor-type="char" draw:z-index="98" draw:style-name="gr1" draw:text-style-name="P10" svg:x1="-1.498cm" svg:y1="0.601cm" svg:x2="2.51cm" svg:y2="0.601cm"><text:p/></draw:line><draw:line text:anchor-type="char" draw:z-index="97" draw:style-name="gr1" draw:text-style-name="P10" svg:x1="-1.498cm" svg:y1="0.101cm" svg:x2="2.51cm" svg:y2="0.101cm"><text:p/></draw:line><draw:frame draw:style-name="fr1" draw:name="Cadre60" text:anchor-type="char" svg:x="-1.498cm" svg:y="1.102cm" svg:width="4.008cm" svg:height="0.501cm" draw:z-index="92"><draw:text-box><text:p text:style-name="P1"><text:s/>Cheveux :</text:p></draw:text-box></draw:frame><draw:frame draw:style-name="fr1" draw:name="Cadre61" text:anchor-type="char" svg:x="-1.498cm" svg:y="1.603cm" svg:width="4.008cm" svg:height="0.501cm" draw:z-index="91"><draw:text-box><text:p text:style-name="P1"><text:s/>Yeux :</text:p></draw:text-box></draw:frame><draw:frame draw:style-name="fr1" draw:name="Cadre62" text:anchor-type="char" svg:x="-1.498cm" svg:y="0.101cm" svg:width="4.008cm" svg:height="0.501cm" draw:z-index="90"><draw:text-box><text:p text:style-name="P1"><text:s/>Métier :</text:p></draw:text-box></draw:frame><draw:frame draw:style-name="fr1" draw:name="Cadre63" text:anchor-type="char" svg:x="-1.498cm" svg:y="0.601cm" svg:width="4.008cm" svg:height="0.501cm" draw:z-index="89"><draw:text-box><text:p text:style-name="P1"><text:s/>Religion :</text:p></draw:text-box></draw:frame><draw:frame draw:style-name="fr1" draw:name="Cadre64" text:anchor-type="char" svg:x="-1.498cm" svg:y="2.605cm" svg:width="3.006cm" svg:height="0.501cm" draw:z-index="104"><draw:text-box><text:p text:style-name="P1"><text:s/>Sexe :</text:p></draw:text-box></draw:frame><draw:frame draw:style-name="fr1" draw:name="Cadre65" text:anchor-type="char" svg:x="-1.498cm" svg:y="2.104cm" svg:width="3.006cm" svg:height="0.501cm" draw:z-index="101"><draw:text-box><text:p text:style-name="Standard"><text:span text:style-name="T2"><text:s/>Age :</text:span></text:p></draw:text-box></draw:frame><draw:line text:anchor-type="char" draw:z-index="318" draw:style-name="gr1" draw:text-style-name="P10" svg:x1="8.772cm" svg:y1="5.36cm" svg:x2="11.778cm" svg:y2="5.36cm"><text:p/></draw:line><draw:line text:anchor-type="char" draw:z-index="317" draw:style-name="gr1" draw:text-style-name="P10" svg:x1="8.772cm" svg:y1="4.86cm" svg:x2="11.778cm" svg:y2="4.86cm"><text:p/></draw:line><draw:line text:anchor-type="char" draw:z-index="244" draw:style-name="gr1" draw:text-style-name="P10" svg:x1="12.028cm" svg:y1="4.357cm" svg:x2="17.538cm" svg:y2="4.359cm"><text:p/></draw:line><draw:line text:anchor-type="char" draw:z-index="316" draw:style-name="gr1" draw:text-style-name="P10" svg:x1="12.028cm" svg:y1="5.359cm" svg:x2="17.538cm" svg:y2="5.361cm"><text:p/></draw:line><draw:line text:anchor-type="char" draw:z-index="315" draw:style-name="gr1" draw:text-style-name="P10" svg:x1="12.028cm" svg:y1="4.858cm" svg:x2="17.538cm" svg:y2="4.86cm"><text:p/></draw:line><draw:line text:anchor-type="char" draw:z-index="258" draw:style-name="gr1" draw:text-style-name="P10" svg:x1="16.787cm" svg:y1="3.858cm" svg:x2="16.787cm" svg:y2="12.374cm"><text:p/></draw:line><draw:line text:anchor-type="char" draw:z-index="259" draw:style-name="gr1" draw:text-style-name="P10" svg:x1="16.036cm" svg:y1="3.858cm" svg:x2="16.036cm" svg:y2="12.374cm"><text:p/></draw:line><draw:line text:anchor-type="char" draw:z-index="260" draw:style-name="gr1" draw:text-style-name="P10" svg:x1="15.284cm" svg:y1="3.858cm" svg:x2="15.284cm" svg:y2="12.374cm"><text:p/></draw:line><draw:custom-shape text:anchor-type="char" draw:z-index="243" draw:style-name="gr1" draw:text-style-name="P9" svg:width="5.511cm" svg:height="8.517cm" svg:x="12.028cm" svg:y="3.858cm"><text:p/><draw:enhanced-geometry svg:viewBox="0 0 21600 21600" draw:type="rectangle" draw:enhanced-path="M 0 0 L 21600 0 21600 21600 0 21600 0 0 Z N"/></draw:custom-shape><draw:custom-shape text:anchor-type="char" draw:z-index="40" draw:style-name="gr1" draw:text-style-name="P9" svg:width="3.006cm" svg:height="8.517cm" svg:x="8.772cm" svg:y="3.858cm"><text:p/><draw:enhanced-geometry svg:viewBox="0 0 21600 21600" draw:type="rectangle" draw:enhanced-path="M 0 0 L 21600 0 21600 21600 0 21600 0 0 Z N"/></draw:custom-shape><draw:frame draw:style-name="fr4" draw:name="Cadre66" text:anchor-type="char" svg:x="8.772cm" svg:y="3.357cm" svg:width="3.006cm" svg:height="0.501cm" draw:z-index="217"><draw:text-box><text:p text:style-name="P2">Inventaire</text:p><text:p text:style-name="P1"/></draw:text-box></draw:frame><draw:frame draw:style-name="fr4" draw:name="Cadre67" text:anchor-type="char" svg:x="12.028cm" svg:y="3.357cm" svg:width="3.256cm" svg:height="0.501cm" draw:z-index="84"><draw:text-box><text:p text:style-name="P2">Compétences</text:p></draw:text-box></draw:frame><draw:frame draw:style-name="fr4" draw:name="Cadre68" text:anchor-type="char" svg:x="15.284cm" svg:y="3.357cm" svg:width="0.751cm" svg:height="0.501cm" draw:z-index="39"><draw:text-box><text:p text:style-name="P2">%</text:p></draw:text-box></draw:frame><draw:line text:anchor-type="char" draw:z-index="218" draw:style-name="gr1" draw:text-style-name="P10" svg:x1="8.772cm" svg:y1="4.357cm" svg:x2="11.778cm" svg:y2="4.357cm"><text:p/></draw:line><draw:frame draw:style-name="fr4" draw:name="Cadre69" text:anchor-type="char" svg:x="16.787cm" svg:y="3.357cm" svg:width="0.751cm" svg:height="0.501cm" draw:z-index="38"><draw:text-box><text:p text:style-name="P2">Total</text:p></draw:text-box></draw:frame><draw:frame draw:style-name="fr4" draw:name="Cadre70" text:anchor-type="char" svg:x="16.036cm" svg:y="3.357cm" svg:width="0.751cm" svg:height="0.501cm" draw:z-index="37"><draw:text-box><text:p text:style-name="P2">Mod</text:p></draw:text-box></draw:frame><draw:custom-shape text:anchor-type="char" draw:z-index="56" draw:style-name="gr1" draw:text-style-name="P9" svg:width="0.752cm" svg:height="0.502cm" svg:x="16.787cm" svg:y="2.605cm"><text:p/><draw:enhanced-geometry svg:viewBox="0 0 21600 21600" draw:type="rectangle" draw:enhanced-path="M 0 0 L 21600 0 21600 21600 0 21600 0 0 Z N"/></draw:custom-shape><draw:custom-shape text:anchor-type="char" draw:z-index="55" draw:style-name="gr1" draw:text-style-name="P9" svg:width="0.752cm" svg:height="0.502cm" svg:x="16.036cm" svg:y="2.605cm"><text:p/><draw:enhanced-geometry svg:viewBox="0 0 21600 21600" draw:type="rectangle" draw:enhanced-path="M 0 0 L 21600 0 21600 21600 0 21600 0 0 Z N"/></draw:custom-shape><draw:custom-shape text:anchor-type="char" draw:z-index="54" draw:style-name="gr1" draw:text-style-name="P9" svg:width="0.752cm" svg:height="0.502cm" svg:x="15.284cm" svg:y="2.605cm"><text:p/><draw:enhanced-geometry svg:viewBox="0 0 21600 21600" draw:type="rectangle" draw:enhanced-path="M 0 0 L 21600 0 21600 21600 0 21600 0 0 Z N"/></draw:custom-shape><draw:frame draw:style-name="fr2" draw:name="Cadre71" text:anchor-type="char" svg:x="12.517cm" svg:y="2.593cm" svg:width="2.78cm" svg:height="0.526cm" draw:z-index="50"><draw:text-box><text:p text:style-name="Standard"><text:span text:style-name="T2"><text:s/></text:span><text:span text:style-name="T1">C</text:span><text:span text:style-name="T2">o</text:span><text:span text:style-name="T1">m</text:span><text:span text:style-name="T2">man</text:span><text:span text:style-name="T1">d</text:span><text:span text:style-name="T2">ement</text:span></text:p></draw:text-box></draw:frame><draw:frame draw:style-name="fr2" draw:name="Cadre72" text:anchor-type="char" svg:x="12.517cm" svg:y="2.092cm" svg:width="2.78cm" svg:height="0.526cm" draw:z-index="49"><draw:text-box><text:p text:style-name="Standard"><text:span text:style-name="T2"><text:s/></text:span><text:span text:style-name="T1">Soc</text:span><text:span text:style-name="T2">iabilité</text:span></text:p></draw:text-box></draw:frame><draw:custom-shape text:anchor-type="char" draw:z-index="59" draw:style-name="gr1" draw:text-style-name="P9" svg:width="0.752cm" svg:height="0.502cm" svg:x="16.787cm" svg:y="2.104cm"><text:p/><draw:enhanced-geometry svg:viewBox="0 0 21600 21600" draw:type="rectangle" draw:enhanced-path="M 0 0 L 21600 0 21600 21600 0 21600 0 0 Z N"/></draw:custom-shape><draw:custom-shape text:anchor-type="char" draw:z-index="58" draw:style-name="gr1" draw:text-style-name="P9" svg:width="0.752cm" svg:height="0.502cm" svg:x="16.036cm" svg:y="2.104cm"><text:p/><draw:enhanced-geometry svg:viewBox="0 0 21600 21600" draw:type="rectangle" draw:enhanced-path="M 0 0 L 21600 0 21600 21600 0 21600 0 0 Z N"/></draw:custom-shape><draw:custom-shape text:anchor-type="char" draw:z-index="57" draw:style-name="gr1" draw:text-style-name="P9" svg:width="0.752cm" svg:height="0.502cm" svg:x="15.284cm" svg:y="2.104cm"><text:p/><draw:enhanced-geometry svg:viewBox="0 0 21600 21600" draw:type="rectangle" draw:enhanced-path="M 0 0 L 21600 0 21600 21600 0 21600 0 0 Z N"/></draw:custom-shape><draw:line text:anchor-type="char" draw:z-index="308" draw:style-name="gr1" draw:text-style-name="P10" svg:x1="-1.498cm" svg:y1="22.643cm" svg:x2="9.272cm" svg:y2="22.638cm"><text:p/></draw:line><draw:line text:anchor-type="char" draw:z-index="294" draw:style-name="gr1" draw:text-style-name="P10" svg:x1="8.521cm" svg:y1="17.634cm" svg:x2="8.521cm" svg:y2="23.144cm"><text:p/></draw:line><draw:line text:anchor-type="char" draw:z-index="293" draw:style-name="gr1" draw:text-style-name="P10" svg:x1="7.77cm" svg:y1="17.634cm" svg:x2="7.77cm" svg:y2="23.144cm"><text:p/></draw:line><draw:line text:anchor-type="char" draw:z-index="24" draw:style-name="gr1" draw:text-style-name="P10" svg:x1="7.019cm" svg:y1="17.639cm" svg:x2="7.019cm" svg:y2="23.144cm"><text:p/></draw:line><draw:line text:anchor-type="char" draw:z-index="23" draw:style-name="gr1" draw:text-style-name="P10" svg:x1="6.267cm" svg:y1="17.639cm" svg:x2="6.267cm" svg:y2="23.144cm"><text:p/></draw:line><draw:line text:anchor-type="char" draw:z-index="22" draw:style-name="gr1" draw:text-style-name="P10" svg:x1="5.516cm" svg:y1="17.639cm" svg:x2="5.516cm" svg:y2="23.144cm"><text:p/></draw:line><draw:line text:anchor-type="char" draw:z-index="21" draw:style-name="gr1" draw:text-style-name="P10" svg:x1="4.764cm" svg:y1="17.634cm" svg:x2="4.764cm" svg:y2="23.144cm"><text:p/></draw:line><draw:line text:anchor-type="char" draw:z-index="20" draw:style-name="gr1" draw:text-style-name="P10" svg:x1="4.013cm" svg:y1="17.634cm" svg:x2="4.013cm" svg:y2="23.144cm"><text:p/></draw:line><draw:custom-shape text:anchor-type="char" draw:z-index="19" draw:style-name="gr1" draw:text-style-name="P9" svg:width="10.771cm" svg:height="5.506cm" svg:x="-1.498cm" svg:y="17.639cm"><text:p/><draw:enhanced-geometry svg:viewBox="0 0 21600 21600" draw:type="rectangle" draw:enhanced-path="M 0 0 L 21600 0 21600 21600 0 21600 0 0 Z N"/></draw:custom-shape><draw:frame draw:style-name="fr6" draw:name="Cadre73" text:anchor-type="char" svg:x="9.511cm" svg:y="21.629cm" svg:width="8.04cm" svg:height="1.528cm" draw:z-index="306"><draw:text-box><text:p text:style-name="P5">01 02 03 04 05 06 07 08 09 10</text:p><text:p text:style-name="P5">11 12 13 14 15 16 17 18 19 20</text:p></draw:text-box></draw:frame><draw:frame draw:style-name="fr5" draw:name="Cadre74" text:anchor-type="char" svg:x="9.523cm" svg:y="21.14cm" svg:width="5.51cm" svg:height="0.496cm" draw:z-index="307"><draw:text-box><text:p text:style-name="P1">Santé mentale</text:p></draw:text-box></draw:frame><draw:frame draw:style-name="fr5" draw:name="Cadre75" text:anchor-type="char" svg:x="9.523cm" svg:y="17.133cm" svg:width="5.51cm" svg:height="0.496cm" draw:z-index="305"><draw:text-box><text:p text:style-name="P1">Point de vie</text:p></draw:text-box></draw:frame><draw:frame draw:style-name="fr6" draw:name="Cadre76" text:anchor-type="char" svg:x="9.511cm" svg:y="17.621cm" svg:width="8.04cm" svg:height="3.281cm" draw:z-index="304"><draw:text-box><text:p text:style-name="P5">01 02 03 04 05 06 07 08 09 10</text:p><text:p text:style-name="P5">11 12 13 14 15 16 17 18 19 20</text:p><text:p text:style-name="P5">21 22 23 24 25 26 27 28 29 30</text:p><text:p text:style-name="P6"><text:span text:style-name="T6">31 32 33 34 35 36 37 38 39 40</text:span></text:p><text:p text:style-name="P5">41 42 43 44 45 46 47 48 49 50</text:p></draw:text-box></draw:frame><draw:line text:anchor-type="char" draw:z-index="303" draw:style-name="gr1" draw:text-style-name="P10" svg:x1="-1.498cm" svg:y1="22.142cm" svg:x2="9.272cm" svg:y2="22.137cm"><text:p/></draw:line><draw:line text:anchor-type="char" draw:z-index="302" draw:style-name="gr1" draw:text-style-name="P10" svg:x1="-1.498cm" svg:y1="21.641cm" svg:x2="9.272cm" svg:y2="21.636cm"><text:p/></draw:line><draw:line text:anchor-type="char" draw:z-index="301" draw:style-name="gr1" draw:text-style-name="P10" svg:x1="-1.498cm" svg:y1="21.14cm" svg:x2="9.272cm" svg:y2="21.135cm"><text:p/></draw:line><draw:line text:anchor-type="char" draw:z-index="300" draw:style-name="gr1" draw:text-style-name="P10" svg:x1="-1.498cm" svg:y1="20.639cm" svg:x2="9.272cm" svg:y2="20.634cm"><text:p/></draw:line><draw:line text:anchor-type="char" draw:z-index="299" draw:style-name="gr1" draw:text-style-name="P10" svg:x1="-1.498cm" svg:y1="20.138cm" svg:x2="9.272cm" svg:y2="20.133cm"><text:p/></draw:line><draw:line text:anchor-type="char" draw:z-index="298" draw:style-name="gr1" draw:text-style-name="P10" svg:x1="-1.498cm" svg:y1="19.637cm" svg:x2="9.272cm" svg:y2="19.632cm"><text:p/></draw:line><draw:line text:anchor-type="char" draw:z-index="297" draw:style-name="gr1" draw:text-style-name="P10" svg:x1="-1.498cm" svg:y1="19.136cm" svg:x2="9.272cm" svg:y2="19.131cm"><text:p/></draw:line><draw:line text:anchor-type="char" draw:z-index="296" draw:style-name="gr1" draw:text-style-name="P10" svg:x1="-1.498cm" svg:y1="18.635cm" svg:x2="9.272cm" svg:y2="18.63cm"><text:p/></draw:line><draw:line text:anchor-type="char" draw:z-index="282" draw:style-name="gr1" draw:text-style-name="P10" svg:x1="11.777cm" svg:y1="14.377cm" svg:x2="11.777cm" svg:y2="16.882cm"><text:p/></draw:line><draw:line text:anchor-type="char" draw:z-index="283" draw:style-name="gr1" draw:text-style-name="P10" svg:x1="11.026cm" svg:y1="14.377cm" svg:x2="11.026cm" svg:y2="16.882cm"><text:p/></draw:line><draw:line text:anchor-type="char" draw:z-index="284" draw:style-name="gr1" draw:text-style-name="P10" svg:x1="10.275cm" svg:y1="14.377cm" svg:x2="10.275cm" svg:y2="16.882cm"><text:p/></draw:line><draw:line text:anchor-type="char" draw:z-index="285" draw:style-name="gr1" draw:text-style-name="P10" svg:x1="9.523cm" svg:y1="14.377cm" svg:x2="9.523cm" svg:y2="16.882cm"><text:p/></draw:line><draw:line text:anchor-type="char" draw:z-index="286" draw:style-name="gr1" draw:text-style-name="P10" svg:x1="8.772cm" svg:y1="14.377cm" svg:x2="8.772cm" svg:y2="16.882cm"><text:p/></draw:line><draw:line text:anchor-type="char" draw:z-index="287" draw:style-name="gr1" draw:text-style-name="P10" svg:x1="8.02cm" svg:y1="14.377cm" svg:x2="8.02cm" svg:y2="16.882cm"><text:p/></draw:line><draw:line text:anchor-type="char" draw:z-index="288" draw:style-name="gr1" draw:text-style-name="P10" svg:x1="7.269cm" svg:y1="14.377cm" svg:x2="7.269cm" svg:y2="16.882cm"><text:p/></draw:line><draw:line text:anchor-type="char" draw:z-index="289" draw:style-name="gr1" draw:text-style-name="P10" svg:x1="6.518cm" svg:y1="14.377cm" svg:x2="6.518cm" svg:y2="16.882cm"><text:p/></draw:line><draw:line text:anchor-type="char" draw:z-index="290" draw:style-name="gr1" draw:text-style-name="P10" svg:x1="5.766cm" svg:y1="14.377cm" svg:x2="5.766cm" svg:y2="16.882cm"><text:p/></draw:line><draw:line text:anchor-type="char" draw:z-index="16" draw:style-name="gr1" draw:text-style-name="P10" svg:x1="2.26cm" svg:y1="14.377cm" svg:x2="2.26cm" svg:y2="16.882cm"><text:p/></draw:line><draw:custom-shape text:anchor-type="char" draw:z-index="15" draw:style-name="gr1" draw:text-style-name="P9" svg:width="19.037cm" svg:height="2.505cm" svg:x="-1.498cm" svg:y="14.377cm"><text:p/><draw:enhanced-geometry svg:viewBox="0 0 21600 21600" draw:type="rectangle" draw:enhanced-path="M 0 0 L 21600 0 21600 21600 0 21600 0 0 Z N"/></draw:custom-shape><draw:frame draw:style-name="fr1" draw:name="Cadre77" text:anchor-type="char" svg:x="8.521cm" svg:y="17.133cm" svg:width="0.751cm" svg:height="0.501cm" draw:z-index="295"><draw:text-box><text:p text:style-name="P2">Tot</text:p></draw:text-box></draw:frame><draw:frame draw:style-name="fr1" draw:name="Cadre78" text:anchor-type="char" svg:x="7.019cm" svg:y="17.133cm" svg:width="0.751cm" svg:height="0.501cm" draw:z-index="292"><draw:text-box><text:p text:style-name="P2">Tot</text:p></draw:text-box></draw:frame><draw:frame draw:style-name="fr1" draw:name="Cadre79" text:anchor-type="char" svg:x="7.77cm" svg:y="17.133cm" svg:width="0.751cm" svg:height="0.501cm" draw:z-index="4"><draw:text-box><text:p text:style-name="P2">bCC</text:p></draw:text-box></draw:frame><draw:frame draw:style-name="fr1" draw:name="Cadre80" text:anchor-type="char" svg:x="6.267cm" svg:y="17.133cm" svg:width="0.751cm" svg:height="0.501cm" draw:z-index="3"><draw:text-box><text:p text:style-name="P2">Bo</text:p></draw:text-box></draw:frame><draw:frame draw:style-name="fr1" draw:name="Cadre81" text:anchor-type="char" svg:x="5.516cm" svg:y="17.133cm" svg:width="0.751cm" svg:height="0.501cm" draw:z-index="1"><draw:text-box><text:p text:style-name="P2">Tot</text:p></draw:text-box></draw:frame><draw:frame draw:style-name="fr1" draw:name="Cadre82" text:anchor-type="char" svg:x="4.764cm" svg:y="17.133cm" svg:width="0.751cm" svg:height="0.501cm" draw:z-index="291"><draw:text-box><text:p text:style-name="P2">Mod</text:p></draw:text-box></draw:frame><draw:line text:anchor-type="char" draw:z-index="33" draw:style-name="gr1" draw:text-style-name="P10" svg:x1="-1.498cm" svg:y1="18.14cm" svg:x2="9.272cm" svg:y2="18.135cm"><text:p/></draw:line><draw:frame draw:style-name="fr5" draw:name="Cadre83" text:anchor-type="char" svg:x="-1.498cm" svg:y="17.143cm" svg:width="5.51cm" svg:height="0.496cm" draw:z-index="0"><draw:text-box><text:p text:style-name="P1">Catégorie / Attaque</text:p></draw:text-box></draw:frame><draw:frame draw:style-name="fr1" draw:name="Cadre84" text:anchor-type="char" svg:x="4.013cm" svg:y="17.138cm" svg:width="0.751cm" svg:height="0.501cm" draw:z-index="2"><draw:text-box><text:p text:style-name="P2">Niv</text:p></draw:text-box></draw:frame><draw:frame draw:style-name="fr7" draw:name="Cadre85" text:anchor-type="char" svg:x="2.26cm" svg:y="13.877cm" svg:width="2.755cm" svg:height="0.501cm" draw:z-index="6"><draw:text-box><text:p text:style-name="P1">Catégorie</text:p></draw:text-box></draw:frame><draw:frame draw:style-name="fr1" draw:name="Cadre86" text:anchor-type="char" svg:x="8.02cm" svg:y="13.877cm" svg:width="0.751cm" svg:height="0.501cm" draw:z-index="9"><draw:text-box><text:p text:style-name="P3"><text:span text:style-name="T2">Fo2</text:span></text:p></draw:text-box></draw:frame><draw:frame draw:style-name="fr1" draw:name="Cadre87" text:anchor-type="char" svg:x="7.269cm" svg:y="13.877cm" svg:width="0.751cm" svg:height="0.501cm" draw:z-index="8"><draw:text-box><text:p text:style-name="P3"><text:span text:style-name="T2">Fo1</text:span></text:p></draw:text-box></draw:frame><draw:frame draw:style-name="fr1" draw:name="Cadre88" text:anchor-type="char" svg:x="6.518cm" svg:y="13.877cm" svg:width="0.751cm" svg:height="0.501cm" draw:z-index="7"><draw:text-box><text:p text:style-name="P2">Poi</text:p></draw:text-box></draw:frame><draw:frame draw:style-name="fr1" draw:name="Cadre89" text:anchor-type="char" svg:x="8.772cm" svg:y="13.877cm" svg:width="0.751cm" svg:height="0.501cm" draw:z-index="13"><draw:text-box><text:p text:style-name="P2">Bo</text:p></draw:text-box></draw:frame><draw:frame draw:style-name="fr1" draw:name="Cadre90" text:anchor-type="char" svg:x="10.275cm" svg:y="13.877cm" svg:width="0.751cm" svg:height="0.501cm" draw:z-index="12"><draw:text-box><text:p text:style-name="P2">bCC</text:p></draw:text-box></draw:frame><draw:frame draw:style-name="fr1" draw:name="Cadre91" text:anchor-type="char" svg:x="9.523cm" svg:y="13.877cm" svg:width="0.751cm" svg:height="0.501cm" draw:z-index="11"><draw:text-box><text:p text:style-name="P2">CC</text:p></draw:text-box></draw:frame><draw:frame draw:style-name="fr1" draw:name="Cadre92" text:anchor-type="char" svg:x="5.766cm" svg:y="13.877cm" svg:width="0.751cm" svg:height="0.501cm" draw:z-index="10"><draw:text-box><text:p text:style-name="P2">Tai</text:p></draw:text-box></draw:frame><draw:line text:anchor-type="char" draw:z-index="281" draw:style-name="gr1" draw:text-style-name="P10" svg:x1="-1.498cm" svg:y1="16.381cm" svg:x2="17.538cm" svg:y2="16.381cm"><text:p/></draw:line><draw:line text:anchor-type="char" draw:z-index="280" draw:style-name="gr1" draw:text-style-name="P10" svg:x1="-1.498cm" svg:y1="15.88cm" svg:x2="17.538cm" svg:y2="15.88cm"><text:p/></draw:line><draw:frame draw:style-name="fr5" draw:name="Cadre93" text:anchor-type="char" svg:x="-1.498cm" svg:y="13.877cm" svg:width="3.006cm" svg:height="0.501cm" draw:z-index="5"><draw:text-box><text:p text:style-name="P1">Arme</text:p></draw:text-box></draw:frame><draw:line text:anchor-type="char" draw:z-index="18" draw:style-name="gr1" draw:text-style-name="P10" svg:x1="-1.498cm" svg:y1="15.379cm" svg:x2="17.538cm" svg:y2="15.379cm"><text:p/></draw:line><draw:line text:anchor-type="char" draw:z-index="17" draw:style-name="gr1" draw:text-style-name="P10" svg:x1="-1.498cm" svg:y1="14.878cm" svg:x2="17.538cm" svg:y2="14.878cm"><text:p/></draw:line><draw:line text:anchor-type="char" draw:z-index="278" draw:style-name="gr1" draw:text-style-name="P10" svg:x1="7.019cm" svg:y1="7.865cm" svg:x2="7.019cm" svg:y2="12.374cm"><text:p/></draw:line><draw:line text:anchor-type="char" draw:z-index="277" draw:style-name="gr1" draw:text-style-name="P10" svg:x1="7.77cm" svg:y1="7.865cm" svg:x2="7.77cm" svg:y2="12.374cm"><text:p/></draw:line><draw:frame draw:style-name="fr4" draw:name="Cadre94" text:anchor-type="char" svg:x="7.019cm" svg:y="7.364cm" svg:width="0.751cm" svg:height="0.501cm" draw:z-index="276"><draw:text-box><text:p text:style-name="P2">Type</text:p><text:p text:style-name="P1"/></draw:text-box></draw:frame><draw:frame draw:style-name="fr4" draw:name="Cadre95" text:anchor-type="char" svg:x="7.77cm" svg:y="7.364cm" svg:width="0.751cm" svg:height="0.501cm" draw:z-index="275"><draw:text-box><text:p text:style-name="P2">Mod</text:p><text:p text:style-name="P1"/></draw:text-box></draw:frame><draw:frame draw:style-name="fr4" draw:name="Cadre96" text:anchor-type="char" svg:x="5.516cm" svg:y="7.364cm" svg:width="1.503cm" svg:height="0.501cm" draw:z-index="274"><draw:text-box><text:p text:style-name="P2">Blessure</text:p><text:p text:style-name="P1"/></draw:text-box></draw:frame><draw:custom-shape text:anchor-type="char" draw:z-index="234" draw:style-name="gr1" draw:text-style-name="P9" svg:width="3.006cm" svg:height="4.509cm" svg:x="5.516cm" svg:y="7.865cm"><text:p/><draw:enhanced-geometry svg:viewBox="0 0 21600 21600" draw:type="rectangle" draw:enhanced-path="M 0 0 L 21600 0 21600 21600 0 21600 0 0 Z N"/></draw:custom-shape><draw:line text:anchor-type="char" draw:z-index="273" draw:style-name="gr1" draw:text-style-name="P10" svg:x1="-0.746cm" svg:y1="13.125cm" svg:x2="-0.746cm" svg:y2="13.626cm"><text:p/></draw:line><draw:line text:anchor-type="char" draw:z-index="272" draw:style-name="gr1" draw:text-style-name="P10" svg:x1="0.005cm" svg:y1="13.125cm" svg:x2="0.005cm" svg:y2="13.626cm"><text:p/></draw:line><draw:line text:anchor-type="char" draw:z-index="271" draw:style-name="gr1" draw:text-style-name="P10" svg:x1="0.757cm" svg:y1="13.125cm" svg:x2="0.757cm" svg:y2="13.626cm"><text:p/></draw:line><draw:line text:anchor-type="char" draw:z-index="270" draw:style-name="gr1" draw:text-style-name="P10" svg:x1="1.508cm" svg:y1="13.125cm" svg:x2="1.508cm" svg:y2="13.626cm"><text:p/></draw:line><draw:line text:anchor-type="char" draw:z-index="269" draw:style-name="gr1" draw:text-style-name="P10" svg:x1="2.26cm" svg:y1="13.125cm" svg:x2="2.26cm" svg:y2="13.626cm"><text:p/></draw:line><draw:line text:anchor-type="char" draw:z-index="268" draw:style-name="gr1" draw:text-style-name="P10" svg:x1="3.011cm" svg:y1="13.125cm" svg:x2="3.011cm" svg:y2="13.626cm"><text:p/></draw:line><draw:line text:anchor-type="char" draw:z-index="267" draw:style-name="gr1" draw:text-style-name="P10" svg:x1="3.762cm" svg:y1="13.125cm" svg:x2="3.762cm" svg:y2="13.626cm"><text:p/></draw:line><draw:frame draw:style-name="fr4" draw:name="Cadre97" text:anchor-type="char" svg:x="3.762cm" svg:y="12.624cm" svg:width="0.751cm" svg:height="0.501cm" draw:z-index="32"><draw:text-box><text:p text:style-name="P2">x2.5</text:p></draw:text-box></draw:frame><draw:frame draw:style-name="fr4" draw:name="Cadre98" text:anchor-type="char" svg:x="3.011cm" svg:y="12.624cm" svg:width="0.751cm" svg:height="0.501cm" draw:z-index="31"><draw:text-box><text:p text:style-name="P2">x2</text:p></draw:text-box></draw:frame><draw:frame draw:style-name="fr4" draw:name="Cadre99" text:anchor-type="char" svg:x="2.26cm" svg:y="12.624cm" svg:width="0.751cm" svg:height="0.501cm" draw:z-index="30"><draw:text-box><text:p text:style-name="P2">x1.5</text:p></draw:text-box></draw:frame><draw:frame draw:style-name="fr4" draw:name="Cadre100" text:anchor-type="char" svg:x="1.508cm" svg:y="12.624cm" svg:width="0.751cm" svg:height="0.501cm" draw:z-index="29"><draw:text-box><text:p text:style-name="P2">x1</text:p></draw:text-box></draw:frame><draw:frame draw:style-name="fr4" draw:name="Cadre101" text:anchor-type="char" svg:x="0.757cm" svg:y="12.624cm" svg:width="0.751cm" svg:height="0.501cm" draw:z-index="28"><draw:text-box><text:p text:style-name="P2">x0.5</text:p></draw:text-box></draw:frame><draw:frame draw:style-name="fr1" draw:name="Cadre102" text:anchor-type="char" svg:x="0.005cm" svg:y="13.125cm" svg:width="0.751cm" svg:height="0.501cm" draw:z-index="27"><draw:text-box><text:p text:style-name="P2">Bo</text:p></draw:text-box></draw:frame><draw:frame draw:style-name="fr4" draw:name="Cadre103" text:anchor-type="char" svg:x="-1.498cm" svg:y="13.125cm" svg:width="0.751cm" svg:height="0.501cm" draw:z-index="26"><draw:text-box><text:p text:style-name="P2">Cmb</text:p></draw:text-box></draw:frame><draw:line text:anchor-type="char" draw:z-index="254" draw:style-name="gr1" draw:text-style-name="P10" svg:x1="12.028cm" svg:y1="10.37cm" svg:x2="17.538cm" svg:y2="10.372cm"><text:p/></draw:line><draw:line text:anchor-type="char" draw:z-index="253" draw:style-name="gr1" draw:text-style-name="P10" svg:x1="12.028cm" svg:y1="9.869cm" svg:x2="17.538cm" svg:y2="9.871cm"><text:p/></draw:line><draw:line text:anchor-type="char" draw:z-index="252" draw:style-name="gr1" draw:text-style-name="P10" svg:x1="12.028cm" svg:y1="9.368cm" svg:x2="17.538cm" svg:y2="9.37cm"><text:p/></draw:line><draw:line text:anchor-type="char" draw:z-index="251" draw:style-name="gr1" draw:text-style-name="P10" svg:x1="12.028cm" svg:y1="8.867cm" svg:x2="17.538cm" svg:y2="8.869cm"><text:p/></draw:line><draw:line text:anchor-type="char" draw:z-index="250" draw:style-name="gr1" draw:text-style-name="P10" svg:x1="12.028cm" svg:y1="8.366cm" svg:x2="17.538cm" svg:y2="8.368cm"><text:p/></draw:line><draw:line text:anchor-type="char" draw:z-index="249" draw:style-name="gr1" draw:text-style-name="P10" svg:x1="12.028cm" svg:y1="7.865cm" svg:x2="17.538cm" svg:y2="7.867cm"><text:p/></draw:line><draw:line text:anchor-type="char" draw:z-index="248" draw:style-name="gr1" draw:text-style-name="P10" svg:x1="12.028cm" svg:y1="7.364cm" svg:x2="17.538cm" svg:y2="7.366cm"><text:p/></draw:line><draw:line text:anchor-type="char" draw:z-index="247" draw:style-name="gr1" draw:text-style-name="P10" svg:x1="12.028cm" svg:y1="6.863cm" svg:x2="17.538cm" svg:y2="6.865cm"><text:p/></draw:line><draw:line text:anchor-type="char" draw:z-index="246" draw:style-name="gr1" draw:text-style-name="P10" svg:x1="12.028cm" svg:y1="6.362cm" svg:x2="17.538cm" svg:y2="6.364cm"><text:p/></draw:line><draw:line text:anchor-type="char" draw:z-index="245" draw:style-name="gr1" draw:text-style-name="P10" svg:x1="12.028cm" svg:y1="5.861cm" svg:x2="17.538cm" svg:y2="5.863cm"><text:p/></draw:line><draw:line text:anchor-type="char" draw:z-index="257" draw:style-name="gr1" draw:text-style-name="P10" svg:x1="12.028cm" svg:y1="11.873cm" svg:x2="17.538cm" svg:y2="11.875cm"><text:p/></draw:line><draw:line text:anchor-type="char" draw:z-index="256" draw:style-name="gr1" draw:text-style-name="P10" svg:x1="12.028cm" svg:y1="11.372cm" svg:x2="17.538cm" svg:y2="11.374cm"><text:p/></draw:line><draw:line text:anchor-type="char" draw:z-index="255" draw:style-name="gr1" draw:text-style-name="P10" svg:x1="12.028cm" svg:y1="10.871cm" svg:x2="17.538cm" svg:y2="10.873cm"><text:p/></draw:line><draw:line text:anchor-type="char" draw:z-index="242" draw:style-name="gr1" draw:text-style-name="P10" svg:x1="5.516cm" svg:y1="11.873cm" svg:x2="8.522cm" svg:y2="11.873cm"><text:p/></draw:line><draw:line text:anchor-type="char" draw:z-index="241" draw:style-name="gr1" draw:text-style-name="P10" svg:x1="5.516cm" svg:y1="11.372cm" svg:x2="8.522cm" svg:y2="11.372cm"><text:p/></draw:line><draw:line text:anchor-type="char" draw:z-index="240" draw:style-name="gr1" draw:text-style-name="P10" svg:x1="5.516cm" svg:y1="10.871cm" svg:x2="8.522cm" svg:y2="10.871cm"><text:p/></draw:line><draw:line text:anchor-type="char" draw:z-index="239" draw:style-name="gr1" draw:text-style-name="P10" svg:x1="5.516cm" svg:y1="10.37cm" svg:x2="8.522cm" svg:y2="10.37cm"><text:p/></draw:line><draw:line text:anchor-type="char" draw:z-index="238" draw:style-name="gr1" draw:text-style-name="P10" svg:x1="5.516cm" svg:y1="9.869cm" svg:x2="8.522cm" svg:y2="9.869cm"><text:p/></draw:line><draw:line text:anchor-type="char" draw:z-index="237" draw:style-name="gr1" draw:text-style-name="P10" svg:x1="5.516cm" svg:y1="9.368cm" svg:x2="8.522cm" svg:y2="9.368cm"><text:p/></draw:line><draw:line text:anchor-type="char" draw:z-index="236" draw:style-name="gr1" draw:text-style-name="P10" svg:x1="5.516cm" svg:y1="8.867cm" svg:x2="8.522cm" svg:y2="8.867cm"><text:p/></draw:line><draw:line text:anchor-type="char" draw:z-index="235" draw:style-name="gr1" draw:text-style-name="P10" svg:x1="5.516cm" svg:y1="8.366cm" svg:x2="8.522cm" svg:y2="8.366cm"><text:p/></draw:line><draw:line text:anchor-type="char" draw:z-index="229" draw:style-name="gr1" draw:text-style-name="P10" svg:x1="8.772cm" svg:y1="10.871cm" svg:x2="11.778cm" svg:y2="10.871cm"><text:p/></draw:line><draw:line text:anchor-type="char" draw:z-index="228" draw:style-name="gr1" draw:text-style-name="P10" svg:x1="8.772cm" svg:y1="10.37cm" svg:x2="11.778cm" svg:y2="10.37cm"><text:p/></draw:line><draw:line text:anchor-type="char" draw:z-index="227" draw:style-name="gr1" draw:text-style-name="P10" svg:x1="8.772cm" svg:y1="9.869cm" svg:x2="11.778cm" svg:y2="9.869cm"><text:p/></draw:line><draw:line text:anchor-type="char" draw:z-index="226" draw:style-name="gr1" draw:text-style-name="P10" svg:x1="8.772cm" svg:y1="9.368cm" svg:x2="11.778cm" svg:y2="9.368cm"><text:p/></draw:line><draw:line text:anchor-type="char" draw:z-index="225" draw:style-name="gr1" draw:text-style-name="P10" svg:x1="8.772cm" svg:y1="8.867cm" svg:x2="11.778cm" svg:y2="8.867cm"><text:p/></draw:line><draw:line text:anchor-type="char" draw:z-index="224" draw:style-name="gr1" draw:text-style-name="P10" svg:x1="8.772cm" svg:y1="8.366cm" svg:x2="11.778cm" svg:y2="8.366cm"><text:p/></draw:line><draw:line text:anchor-type="char" draw:z-index="223" draw:style-name="gr1" draw:text-style-name="P10" svg:x1="8.772cm" svg:y1="7.865cm" svg:x2="11.778cm" svg:y2="7.865cm"><text:p/></draw:line><draw:line text:anchor-type="char" draw:z-index="222" draw:style-name="gr1" draw:text-style-name="P10" svg:x1="8.772cm" svg:y1="7.364cm" svg:x2="11.778cm" svg:y2="7.364cm"><text:p/></draw:line><draw:line text:anchor-type="char" draw:z-index="221" draw:style-name="gr1" draw:text-style-name="P10" svg:x1="8.772cm" svg:y1="6.863cm" svg:x2="11.778cm" svg:y2="6.863cm"><text:p/></draw:line><draw:line text:anchor-type="char" draw:z-index="220" draw:style-name="gr1" draw:text-style-name="P10" svg:x1="8.772cm" svg:y1="6.362cm" svg:x2="11.778cm" svg:y2="6.362cm"><text:p/></draw:line><draw:line text:anchor-type="char" draw:z-index="219" draw:style-name="gr1" draw:text-style-name="P10" svg:x1="8.772cm" svg:y1="5.861cm" svg:x2="11.778cm" svg:y2="5.861cm"><text:p/></draw:line><draw:line text:anchor-type="char" draw:z-index="231" draw:style-name="gr1" draw:text-style-name="P10" svg:x1="8.772cm" svg:y1="11.873cm" svg:x2="11.778cm" svg:y2="11.873cm"><text:p/></draw:line><draw:line text:anchor-type="char" draw:z-index="230" draw:style-name="gr1" draw:text-style-name="P10" svg:x1="8.772cm" svg:y1="11.372cm" svg:x2="11.778cm" svg:y2="11.37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Sherwood" svg:font-family="Sherwoo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_20_1" draw:display-name="Dash 1" draw:style="rect" draw:dots1="1" draw:dots1-length="0.026cm" draw:distance="0.026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aume Blanchard</meta:initial-creator>
    <meta:creation-date>2010-08-15T01:49:00</meta:creation-date>
    <dc:creator>Guillaume Blanchard</dc:creator>
    <dc:date>2011-02-20T11:45:39.60</dc:date>
    <meta:print-date>2001-04-28T09:06:00</meta:print-date>
    <meta:editing-cycles>13</meta:editing-cycles>
    <meta:editing-duration>PT01H28M00S</meta:editing-duration>
    <meta:document-statistic meta:table-count="0" meta:image-count="0" meta:object-count="0" meta:page-count="1" meta:paragraph-count="109" meta:word-count="190" meta:character-count="858"/>
    <meta:generator>OpenOffice.org/3.2$Win32 OpenOffice.org_project/320m18$Build-9502</meta:generator>
  </office:meta>
</office:document-meta>
</file>